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029cm" fo:margin-left="-0.021cm" table:align="left" style:may-break-between-rows="false"/>
    </style:style>
    <style:style style:name="Táblázat6.A" style:family="table-column">
      <style:table-column-properties style:column-width="3.919cm"/>
    </style:style>
    <style:style style:name="Táblázat6.B" style:family="table-column">
      <style:table-column-properties style:column-width="3.909cm"/>
    </style:style>
    <style:style style:name="Táblázat6.C" style:family="table-column">
      <style:table-column-properties style:column-width="9.2cm"/>
    </style:style>
    <style:style style:name="Táblázat6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6.C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" style:family="table">
      <style:table-properties style:width="17.029cm" fo:margin-left="-0.021cm" table:align="left" style:may-break-between-rows="false"/>
    </style:style>
    <style:style style:name="Táblázat7.A" style:family="table-column">
      <style:table-column-properties style:column-width="4.697cm"/>
    </style:style>
    <style:style style:name="Táblázat7.B" style:family="table-column">
      <style:table-column-properties style:column-width="3.131cm"/>
    </style:style>
    <style:style style:name="Táblázat7.C" style:family="table-column">
      <style:table-column-properties style:column-width="9.2cm"/>
    </style:style>
    <style:style style:name="Táblázat7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7.C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8" style:family="table">
      <style:table-properties style:width="17.029cm" fo:margin-left="-0.021cm" table:align="left" style:may-break-between-rows="false"/>
    </style:style>
    <style:style style:name="Táblázat8.A" style:family="table-column">
      <style:table-column-properties style:column-width="3.302cm"/>
    </style:style>
    <style:style style:name="Táblázat8.B" style:family="table-column">
      <style:table-column-properties style:column-width="4.526cm"/>
    </style:style>
    <style:style style:name="Táblázat8.C" style:family="table-column">
      <style:table-column-properties style:column-width="9.2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C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281cm"/>
    </style:style>
    <style:style style:name="Táblázat2.E" style:family="table-column">
      <style:table-column-properties style:column-width="5.609cm"/>
    </style:style>
    <style:style style:name="Táblázat2.F" style:family="table-column">
      <style:table-column-properties style:column-width="5.715cm"/>
    </style:style>
    <style:style style:name="Táblázat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padding="0.097cm" fo:border-left="0.05pt solid #000000" fo:border-right="none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8" style:family="table-cell">
      <style:table-cell-properties fo:padding="0.097cm" fo:border-left="0.05pt solid #000000" fo:border-right="none" fo:border-top="none" fo:border-bottom="0.05pt solid #000000"/>
    </style:style>
    <style:style style:name="Táblázat2.B8" style:family="table-cell">
      <style:table-cell-properties fo:padding="0.097cm" fo:border-left="0.05pt solid #000000" fo:border-right="none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9" style:family="table-cell">
      <style:table-cell-properties fo:padding="0.097cm" fo:border-left="0.05pt solid #000000" fo:border-right="none" fo:border-top="none" fo:border-bottom="0.05pt solid #000000"/>
    </style:style>
    <style:style style:name="Táblázat2.B9" style:family="table-cell">
      <style:table-cell-properties fo:padding="0.097cm" fo:border-left="0.05pt solid #000000" fo:border-right="none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0" style:family="table-cell">
      <style:table-cell-properties fo:padding="0.097cm" fo:border-left="0.05pt solid #000000" fo:border-right="none" fo:border-top="none" fo:border-bottom="0.05pt solid #000000"/>
    </style:style>
    <style:style style:name="Táblázat2.B10" style:family="table-cell">
      <style:table-cell-properties fo:padding="0.097cm" fo:border-left="0.05pt solid #000000" fo:border-right="none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padding="0.097cm" fo:border-left="0.05pt solid #000000" fo:border-right="none" fo:border-top="none" fo:border-bottom="0.05pt solid #000000"/>
    </style:style>
    <style:style style:name="Táblázat2.B11" style:family="table-cell">
      <style:table-cell-properties fo:padding="0.097cm" fo:border-left="0.05pt solid #000000" fo:border-right="none" fo:border-top="none" fo:border-bottom="0.05pt solid #000000"/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2" style:family="table-cell">
      <style:table-cell-properties fo:padding="0.097cm" fo:border-left="0.05pt solid #000000" fo:border-right="none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0.05pt solid #000000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3" style:family="table-cell">
      <style:table-cell-properties fo:padding="0.097cm" fo:border-left="0.05pt solid #000000" fo:border-right="none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0.05pt solid #000000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4" style:family="table-cell">
      <style:table-cell-properties fo:padding="0.097cm" fo:border-left="0.05pt solid #000000" fo:border-right="none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0.05pt solid #000000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5" style:family="table-cell">
      <style:table-cell-properties fo:padding="0.097cm" fo:border-left="0.05pt solid #000000" fo:border-right="none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0.05pt solid #000000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6" style:family="table-cell">
      <style:table-cell-properties fo:padding="0.097cm" fo:border-left="0.05pt solid #000000" fo:border-right="none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0.05pt solid #000000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7" style:family="table-cell">
      <style:table-cell-properties fo:padding="0.097cm" fo:border-left="0.05pt solid #000000" fo:border-right="none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0.05pt solid #000000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8" style:family="table-cell">
      <style:table-cell-properties fo:padding="0.097cm" fo:border-left="0.05pt solid #000000" fo:border-right="none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0.05pt solid #000000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9" style:family="table-cell">
      <style:table-cell-properties fo:padding="0.097cm" fo:border-left="0.05pt solid #000000" fo:border-right="none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0.05pt solid #000000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9" style:family="table-cell">
      <style:table-cell-properties fo:padding="0.097cm" fo:border-left="0.05pt solid #000000" fo:border-right="none" fo:border-top="none" fo:border-bottom="0.05pt solid #000000"/>
    </style:style>
    <style:style style:name="Táblázat3.C9" style:family="table-cell">
      <style:table-cell-properties fo:padding="0.097cm" fo:border-left="0.05pt solid #000000" fo:border-right="none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1" style:family="table-cell">
      <style:table-cell-properties fo:padding="0.097cm" fo:border-left="0.05pt solid #000000" fo:border-right="none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17.029cm" fo:margin-left="-0.021cm" table:align="left" style:may-break-between-rows="false"/>
    </style:style>
    <style:style style:name="Táblázat9.A" style:family="table-column">
      <style:table-column-properties style:column-width="3.919cm"/>
    </style:style>
    <style:style style:name="Táblázat9.B" style:family="table-column">
      <style:table-column-properties style:column-width="3.909cm"/>
    </style:style>
    <style:style style:name="Táblázat9.C" style:family="table-column">
      <style:table-column-properties style:column-width="9.2cm"/>
    </style:style>
    <style:style style:name="Táblázat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9.C1" style:family="table-cell">
      <style:table-cell-properties fo:padding="0.097cm" fo:border="0.05pt solid #000000"/>
    </style:style>
    <style:style style:name="Táblázat9.A2" style:family="table-cell">
      <style:table-cell-properties fo:padding="0.097cm" fo:border-left="0.05pt solid #000000" fo:border-right="none" fo:border-top="none" fo:border-bottom="0.05pt solid #000000"/>
    </style:style>
    <style:style style:name="Táblázat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39ee"/>
    </style:style>
    <style:style style:name="P2" style:family="paragraph" style:parent-style-name="Standard">
      <style:text-properties officeooo:rsid="0012038b" officeooo:paragraph-rsid="0012038b"/>
    </style:style>
    <style:style style:name="P3" style:family="paragraph" style:parent-style-name="Standard">
      <style:text-properties officeooo:rsid="00237f12" officeooo:paragraph-rsid="00237f12"/>
    </style:style>
    <style:style style:name="P4" style:family="paragraph" style:parent-style-name="Standard">
      <style:text-properties officeooo:rsid="002e707d" officeooo:paragraph-rsid="002e707d"/>
    </style:style>
    <style:style style:name="P5" style:family="paragraph" style:parent-style-name="Standard">
      <style:text-properties officeooo:rsid="002f33cc" officeooo:paragraph-rsid="002f33cc"/>
    </style:style>
    <style:style style:name="P6" style:family="paragraph" style:parent-style-name="Standard">
      <style:text-properties officeooo:rsid="003087c3" officeooo:paragraph-rsid="003087c3"/>
    </style:style>
    <style:style style:name="P7" style:family="paragraph" style:parent-style-name="Standard">
      <style:text-properties officeooo:rsid="003778af" officeooo:paragraph-rsid="003778af"/>
    </style:style>
    <style:style style:name="P8" style:family="paragraph" style:parent-style-name="Standard">
      <style:text-properties officeooo:rsid="0037aca5" officeooo:paragraph-rsid="0037aca5"/>
    </style:style>
    <style:style style:name="P9" style:family="paragraph" style:parent-style-name="Standard">
      <style:text-properties officeooo:rsid="00397a12" officeooo:paragraph-rsid="00397a12"/>
    </style:style>
    <style:style style:name="P10" style:family="paragraph" style:parent-style-name="Text_20_body">
      <style:text-properties officeooo:rsid="000d39ee" officeooo:paragraph-rsid="000d39ee"/>
    </style:style>
    <style:style style:name="P11" style:family="paragraph" style:parent-style-name="Text_20_body">
      <style:text-properties officeooo:rsid="0012d88b" officeooo:paragraph-rsid="0014a3ca"/>
    </style:style>
    <style:style style:name="P12" style:family="paragraph" style:parent-style-name="Text_20_body">
      <style:text-properties officeooo:rsid="0014a3ca" officeooo:paragraph-rsid="0014a3ca"/>
    </style:style>
    <style:style style:name="P13" style:family="paragraph" style:parent-style-name="Text_20_body">
      <style:text-properties officeooo:rsid="0016c2b8" officeooo:paragraph-rsid="0016c2b8"/>
    </style:style>
    <style:style style:name="P14" style:family="paragraph" style:parent-style-name="Text_20_body">
      <style:text-properties officeooo:rsid="00178840" officeooo:paragraph-rsid="00178840"/>
    </style:style>
    <style:style style:name="P15" style:family="paragraph" style:parent-style-name="Text_20_body">
      <style:text-properties officeooo:rsid="00196182" officeooo:paragraph-rsid="00196182"/>
    </style:style>
    <style:style style:name="P16" style:family="paragraph" style:parent-style-name="Text_20_body">
      <style:text-properties officeooo:rsid="001ad872" officeooo:paragraph-rsid="001ad872"/>
    </style:style>
    <style:style style:name="P17" style:family="paragraph" style:parent-style-name="Text_20_body">
      <style:text-properties officeooo:rsid="001b9483" officeooo:paragraph-rsid="001b9483"/>
    </style:style>
    <style:style style:name="P18" style:family="paragraph" style:parent-style-name="Text_20_body">
      <style:text-properties officeooo:rsid="001d1ec0"/>
    </style:style>
    <style:style style:name="P19" style:family="paragraph" style:parent-style-name="Text_20_body">
      <style:text-properties officeooo:rsid="0024a7ee" officeooo:paragraph-rsid="0024d760"/>
    </style:style>
    <style:style style:name="P20" style:family="paragraph" style:parent-style-name="Text_20_body">
      <style:text-properties officeooo:rsid="0024d760"/>
    </style:style>
    <style:style style:name="P21" style:family="paragraph" style:parent-style-name="Text_20_body">
      <style:text-properties officeooo:rsid="0024d760" officeooo:paragraph-rsid="0024d760"/>
    </style:style>
    <style:style style:name="P22" style:family="paragraph" style:parent-style-name="Text_20_body">
      <style:text-properties officeooo:rsid="0024d760" officeooo:paragraph-rsid="0034193a"/>
    </style:style>
    <style:style style:name="P23" style:family="paragraph" style:parent-style-name="Text_20_body">
      <style:text-properties officeooo:rsid="0024ff5a" officeooo:paragraph-rsid="0024ff5a"/>
    </style:style>
    <style:style style:name="P24" style:family="paragraph" style:parent-style-name="Text_20_body">
      <style:text-properties officeooo:rsid="00295aca" officeooo:paragraph-rsid="00295aca"/>
    </style:style>
    <style:style style:name="P25" style:family="paragraph" style:parent-style-name="Text_20_body">
      <style:text-properties officeooo:rsid="002a2af5" officeooo:paragraph-rsid="002a2af5"/>
    </style:style>
    <style:style style:name="P26" style:family="paragraph" style:parent-style-name="Text_20_body">
      <style:text-properties officeooo:rsid="002c13e8" officeooo:paragraph-rsid="002c13e8"/>
    </style:style>
    <style:style style:name="P27" style:family="paragraph" style:parent-style-name="Text_20_body">
      <style:text-properties officeooo:rsid="0033bd4d" officeooo:paragraph-rsid="0033bd4d"/>
    </style:style>
    <style:style style:name="P28" style:family="paragraph" style:parent-style-name="Text_20_body">
      <style:text-properties officeooo:rsid="0034193a" officeooo:paragraph-rsid="0034193a"/>
    </style:style>
    <style:style style:name="P29" style:family="paragraph" style:parent-style-name="Text_20_body">
      <style:text-properties officeooo:rsid="0026c0a1" officeooo:paragraph-rsid="0024ff5a"/>
    </style:style>
    <style:style style:name="P30" style:family="paragraph" style:parent-style-name="Text_20_body">
      <style:text-properties officeooo:rsid="00376a27" officeooo:paragraph-rsid="00376a27"/>
    </style:style>
    <style:style style:name="P31" style:family="paragraph" style:parent-style-name="Text_20_body">
      <style:text-properties officeooo:rsid="003778af" officeooo:paragraph-rsid="003778af"/>
    </style:style>
    <style:style style:name="P32" style:family="paragraph" style:parent-style-name="Text_20_body">
      <style:text-properties officeooo:rsid="00397a12" officeooo:paragraph-rsid="00397a12"/>
    </style:style>
    <style:style style:name="P33" style:family="paragraph" style:parent-style-name="Table_20_Contents">
      <style:text-properties officeooo:rsid="000d4b4a" officeooo:paragraph-rsid="000d4b4a"/>
    </style:style>
    <style:style style:name="P34" style:family="paragraph" style:parent-style-name="Table_20_Contents">
      <style:text-properties officeooo:rsid="000d4b4a" officeooo:paragraph-rsid="00376a27"/>
    </style:style>
    <style:style style:name="P35" style:family="paragraph" style:parent-style-name="Table_20_Contents">
      <style:text-properties officeooo:rsid="000d4b4a" officeooo:paragraph-rsid="003778af"/>
    </style:style>
    <style:style style:name="P36" style:family="paragraph" style:parent-style-name="Table_20_Contents">
      <style:text-properties officeooo:rsid="000d4b4a" officeooo:paragraph-rsid="00397a12"/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39" style:family="paragraph" style:parent-style-name="Table_20_Contents">
      <style:text-properties fo:font-weight="bold" officeooo:rsid="000d4b4a" officeooo:paragraph-rsid="00376a27" style:font-weight-asian="bold" style:font-weight-complex="bold"/>
    </style:style>
    <style:style style:name="P40" style:family="paragraph" style:parent-style-name="Table_20_Contents">
      <style:text-properties fo:font-weight="bold" officeooo:rsid="000d4b4a" officeooo:paragraph-rsid="00397a12" style:font-weight-asian="bold" style:font-weight-complex="bold"/>
    </style:style>
    <style:style style:name="P41" style:family="paragraph" style:parent-style-name="Table_20_Contents">
      <style:text-properties fo:font-weight="bold" officeooo:rsid="003778af" officeooo:paragraph-rsid="003778af" style:font-weight-asian="bold" style:font-weight-complex="bold"/>
    </style:style>
    <style:style style:name="P42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45" style:family="paragraph" style:parent-style-name="Table_20_Contents">
      <style:text-properties fo:font-style="italic" fo:font-weight="normal" officeooo:rsid="000d4b4a" officeooo:paragraph-rsid="00376a27" style:font-style-asian="italic" style:font-weight-asian="normal" style:font-style-complex="italic" style:font-weight-complex="normal"/>
    </style:style>
    <style:style style:name="P46" style:family="paragraph" style:parent-style-name="Table_20_Contents">
      <style:text-properties fo:font-style="italic" fo:font-weight="normal" officeooo:rsid="000d4b4a" officeooo:paragraph-rsid="00397a12" style:font-style-asian="italic" style:font-weight-asian="normal" style:font-style-complex="italic" style:font-weight-complex="normal"/>
    </style:style>
    <style:style style:name="P47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48" style:family="paragraph" style:parent-style-name="Table_20_Contents">
      <style:text-properties fo:font-style="italic" fo:font-weight="normal" officeooo:rsid="003778af" officeooo:paragraph-rsid="003778af" style:font-style-asian="italic" style:font-weight-asian="normal" style:font-style-complex="italic" style:font-weight-complex="normal"/>
    </style:style>
    <style:style style:name="P49" style:family="paragraph" style:parent-style-name="Table_20_Contents">
      <style:text-properties fo:font-style="italic" fo:font-weight="normal" officeooo:rsid="0037aca5" officeooo:paragraph-rsid="0037aca5" style:font-style-asian="italic" style:font-weight-asian="normal" style:font-style-complex="italic" style:font-weight-complex="normal"/>
    </style:style>
    <style:style style:name="P50" style:family="paragraph" style:parent-style-name="Table_20_Contents">
      <style:text-properties fo:font-style="italic" style:font-style-asian="italic" style:font-style-complex="italic"/>
    </style:style>
    <style:style style:name="P51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52" style:family="paragraph" style:parent-style-name="Table_20_Contents">
      <style:text-properties fo:font-style="italic" officeooo:rsid="00121c67" officeooo:paragraph-rsid="00121c67" style:font-style-asian="italic" style:font-style-complex="italic"/>
    </style:style>
    <style:style style:name="P53" style:family="paragraph" style:parent-style-name="Table_20_Contents">
      <style:text-properties fo:font-style="italic" officeooo:rsid="00223694" officeooo:paragraph-rsid="00223694" style:font-style-asian="italic" style:font-style-complex="italic"/>
    </style:style>
    <style:style style:name="P54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6a2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78af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97a12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font-style="normal" style:text-underline-style="solid" style:text-underline-width="auto" style:text-underline-color="font-color" fo:font-weight="bold" officeooo:rsid="003778af" officeooo:paragraph-rsid="003778af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font-style="normal" fo:font-weight="normal" officeooo:rsid="000d4b4a" officeooo:paragraph-rsid="003778af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font-style="normal" fo:font-weight="normal" officeooo:rsid="003778af" officeooo:paragraph-rsid="003778af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font-style="normal" fo:font-weight="normal" officeooo:rsid="0037aca5" officeooo:paragraph-rsid="0037aca5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font-style="normal" fo:font-weight="normal" officeooo:rsid="00397a12" officeooo:paragraph-rsid="00397a12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font-style="normal" fo:font-weight="normal" officeooo:rsid="003996f0" officeooo:paragraph-rsid="003996f0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66" style:family="paragraph" style:parent-style-name="Table_20_Contents">
      <style:text-properties officeooo:rsid="000f4978" officeooo:paragraph-rsid="000f4978"/>
    </style:style>
    <style:style style:name="P67" style:family="paragraph" style:parent-style-name="Table_20_Contents">
      <style:text-properties officeooo:rsid="000f4978" officeooo:paragraph-rsid="00376a27"/>
    </style:style>
    <style:style style:name="P68" style:family="paragraph" style:parent-style-name="Table_20_Contents">
      <style:text-properties officeooo:rsid="000f4978" officeooo:paragraph-rsid="00397a12"/>
    </style:style>
    <style:style style:name="P69" style:family="paragraph" style:parent-style-name="Table_20_Contents">
      <style:text-properties officeooo:rsid="00112094" officeooo:paragraph-rsid="00112094"/>
    </style:style>
    <style:style style:name="P70" style:family="paragraph" style:parent-style-name="Table_20_Contents">
      <style:text-properties officeooo:rsid="00112094" officeooo:paragraph-rsid="002dfe2b"/>
    </style:style>
    <style:style style:name="P71" style:family="paragraph" style:parent-style-name="Table_20_Contents">
      <style:text-properties style:text-rotation-angle="90" style:text-rotation-scale="line-height"/>
    </style:style>
    <style:style style:name="P72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73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74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75" style:family="paragraph" style:parent-style-name="Table_20_Contents">
      <style:text-properties officeooo:rsid="0012038b" officeooo:paragraph-rsid="0012038b"/>
    </style:style>
    <style:style style:name="P76" style:family="paragraph" style:parent-style-name="Table_20_Contents">
      <style:text-properties officeooo:rsid="0012038b" officeooo:paragraph-rsid="002dfe2b"/>
    </style:style>
    <style:style style:name="P77" style:family="paragraph" style:parent-style-name="Table_20_Contents">
      <style:text-properties officeooo:paragraph-rsid="00121c67"/>
    </style:style>
    <style:style style:name="P78" style:family="paragraph" style:parent-style-name="Table_20_Contents">
      <style:text-properties officeooo:rsid="00121c67" officeooo:paragraph-rsid="00121c67"/>
    </style:style>
    <style:style style:name="P79" style:family="paragraph" style:parent-style-name="Table_20_Contents">
      <style:text-properties officeooo:rsid="00121c67" officeooo:paragraph-rsid="002a0c45"/>
    </style:style>
    <style:style style:name="P80" style:family="paragraph" style:parent-style-name="Table_20_Contents">
      <style:text-properties officeooo:rsid="00223694" officeooo:paragraph-rsid="00223694"/>
    </style:style>
    <style:style style:name="P81" style:family="paragraph" style:parent-style-name="Table_20_Contents">
      <style:text-properties officeooo:rsid="00223694" officeooo:paragraph-rsid="002e707d"/>
    </style:style>
    <style:style style:name="P82" style:family="paragraph" style:parent-style-name="Table_20_Contents">
      <style:text-properties officeooo:rsid="00223694" officeooo:paragraph-rsid="002f33cc"/>
    </style:style>
    <style:style style:name="P83" style:family="paragraph" style:parent-style-name="Table_20_Contents">
      <style:text-properties officeooo:rsid="0023484a" officeooo:paragraph-rsid="0023484a"/>
    </style:style>
    <style:style style:name="P8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Table_20_Contents">
      <style:text-properties officeooo:rsid="00268ec2" officeooo:paragraph-rsid="00268ec2"/>
    </style:style>
    <style:style style:name="P86" style:family="paragraph" style:parent-style-name="Table_20_Contents">
      <style:text-properties officeooo:rsid="00268ec2" officeooo:paragraph-rsid="0034193a"/>
    </style:style>
    <style:style style:name="P87" style:family="paragraph" style:parent-style-name="Table_20_Contents">
      <style:text-properties officeooo:rsid="0026c0a1" officeooo:paragraph-rsid="0026c0a1"/>
    </style:style>
    <style:style style:name="P88" style:family="paragraph" style:parent-style-name="Table_20_Contents">
      <style:text-properties officeooo:paragraph-rsid="002a0c45"/>
    </style:style>
    <style:style style:name="P89" style:family="paragraph" style:parent-style-name="Table_20_Contents">
      <style:text-properties officeooo:rsid="002a0c45" officeooo:paragraph-rsid="002a0c45"/>
    </style:style>
    <style:style style:name="P90" style:family="paragraph" style:parent-style-name="Table_20_Contents">
      <style:text-properties officeooo:rsid="002a0c45" officeooo:paragraph-rsid="002f33cc"/>
    </style:style>
    <style:style style:name="P91" style:family="paragraph" style:parent-style-name="Table_20_Contents">
      <style:text-properties fo:font-weight="normal" officeooo:rsid="003778af" officeooo:paragraph-rsid="003778af" style:font-weight-asian="normal" style:font-weight-complex="normal"/>
    </style:style>
    <style:style style:name="P92" style:family="paragraph" style:parent-style-name="Table_20_Contents">
      <style:text-properties officeooo:rsid="003778af" officeooo:paragraph-rsid="003778af"/>
    </style:style>
    <style:style style:name="P93" style:family="paragraph" style:parent-style-name="Table_20_Contents">
      <style:text-properties officeooo:rsid="0037aca5" officeooo:paragraph-rsid="0037aca5"/>
    </style:style>
    <style:style style:name="P94" style:family="paragraph" style:parent-style-name="Table_20_Contents">
      <style:text-properties officeooo:rsid="00397a12" officeooo:paragraph-rsid="00397a12"/>
    </style:style>
    <style:style style:name="P95" style:family="paragraph" style:parent-style-name="Table_20_Contents">
      <style:text-properties officeooo:rsid="003996f0" officeooo:paragraph-rsid="003996f0"/>
    </style:style>
    <style:style style:name="P96" style:family="paragraph" style:parent-style-name="Table_20_Contents">
      <style:paragraph-properties style:shadow="none"/>
    </style:style>
    <style:style style:name="P97" style:family="paragraph" style:parent-style-name="Megjegzés">
      <style:text-properties officeooo:paragraph-rsid="000f4978"/>
    </style:style>
    <style:style style:name="P98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99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100" style:family="paragraph" style:parent-style-name="Table">
      <style:text-properties fo:font-weight="bold" style:font-weight-asian="bold" style:font-weight-complex="bold"/>
    </style:style>
    <style:style style:name="P101" style:family="paragraph" style:parent-style-name="Table">
      <style:text-properties fo:font-weight="bold" officeooo:rsid="000d4b4a" officeooo:paragraph-rsid="000d4b4a" style:font-weight-asian="bold" style:font-weight-complex="bold"/>
    </style:style>
    <style:style style:name="P102" style:family="paragraph" style:parent-style-name="Table">
      <style:text-properties fo:font-weight="bold" officeooo:rsid="000d4b4a" officeooo:paragraph-rsid="00376a27" style:font-weight-asian="bold" style:font-weight-complex="bold"/>
    </style:style>
    <style:style style:name="P103" style:family="paragraph" style:parent-style-name="Table">
      <style:text-properties fo:font-weight="bold" officeooo:rsid="003778af" officeooo:paragraph-rsid="003778af" style:font-weight-asian="bold" style:font-weight-complex="bold"/>
    </style:style>
    <style:style style:name="P104" style:family="paragraph" style:parent-style-name="Table">
      <style:text-properties fo:font-weight="bold" officeooo:rsid="00397a12" officeooo:paragraph-rsid="00397a12" style:font-weight-asian="bold" style:font-weight-complex="bold"/>
    </style:style>
    <style:style style:name="P105" style:family="paragraph" style:parent-style-name="Standard" style:list-style-name="L3">
      <style:text-properties officeooo:rsid="0037aca5" officeooo:paragraph-rsid="0037aca5"/>
    </style:style>
    <style:style style:name="P106" style:family="paragraph" style:parent-style-name="Standard" style:list-style-name="L4">
      <style:paragraph-properties>
        <style:tab-stops>
          <style:tab-stop style:position="2.621cm"/>
        </style:tab-stops>
      </style:paragraph-properties>
    </style:style>
    <style:style style:name="P107" style:family="paragraph" style:parent-style-name="Standard" style:list-style-name="L5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108" style:family="paragraph" style:parent-style-name="Standard" style:list-style-name="L6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109" style:family="paragraph" style:parent-style-name="Standard" style:list-style-name="L7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110" style:family="paragraph" style:parent-style-name="Standard" style:list-style-name="L7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111" style:family="paragraph" style:parent-style-name="Standard" style:list-style-name="L8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112" style:family="paragraph" style:parent-style-name="Standard" style:list-style-name="L9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113" style:family="paragraph" style:parent-style-name="Text_20_body" style:list-style-name="L1" style:master-page-name="">
      <style:paragraph-properties fo:margin-left="3.799cm" fo:margin-right="0cm" fo:margin-top="0cm" fo:margin-bottom="0.247cm" style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114" style:family="paragraph" style:parent-style-name="Text_20_body" style:list-style-name="L1">
      <style:paragraph-properties fo:margin-left="3.799cm" fo:margin-right="0cm" fo:margin-top="0cm" fo:margin-bottom="0.247cm" style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115" style:family="paragraph" style:parent-style-name="Heading_20_1">
      <style:text-properties officeooo:paragraph-rsid="001d1ec0"/>
    </style:style>
    <style:style style:name="P116" style:family="paragraph" style:parent-style-name="Heading_20_2">
      <style:text-properties officeooo:rsid="003af1cf" officeooo:paragraph-rsid="003af1cf"/>
    </style:style>
    <style:style style:name="P117" style:family="paragraph" style:parent-style-name="Heading_20_2">
      <style:text-properties officeooo:rsid="00376a27" officeooo:paragraph-rsid="00376a27"/>
    </style:style>
    <style:style style:name="P118" style:family="paragraph" style:parent-style-name="Heading_20_3">
      <style:text-properties officeooo:rsid="00376a27" officeooo:paragraph-rsid="00376a27"/>
    </style:style>
    <style:style style:name="P119" style:family="paragraph" style:parent-style-name="Heading_20_3">
      <style:text-properties officeooo:rsid="0033bd4d" officeooo:paragraph-rsid="0033bd4d"/>
    </style:style>
    <style:style style:name="P120" style:family="paragraph" style:parent-style-name="Table_20_Contents" style:list-style-name="L2">
      <style:paragraph-properties>
        <style:tab-stops>
          <style:tab-stop style:position="1.93cm"/>
        </style:tab-stops>
      </style:paragraph-properties>
      <style:text-properties officeooo:rsid="002dfe2b" officeooo:paragraph-rsid="002dfe2b"/>
    </style:style>
    <style:style style:name="P121" style:family="paragraph" style:parent-style-name="Table_20_Contents" style:list-style-name="L10">
      <style:paragraph-properties>
        <style:tab-stops>
          <style:tab-stop style:position="1.323cm"/>
        </style:tab-stops>
      </style:paragraph-properties>
      <style:text-properties officeooo:rsid="00268ec2" officeooo:paragraph-rsid="0034193a"/>
    </style:style>
    <style:style style:name="P122" style:family="paragraph" style:parent-style-name="Heading_20_5">
      <style:text-properties officeooo:rsid="00397a12" officeooo:paragraph-rsid="00397a12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fo:color="#000099"/>
    </style:style>
    <style:style style:name="T19" style:family="text">
      <style:text-properties fo:color="#000099" officeooo:rsid="0012038b"/>
    </style:style>
    <style:style style:name="T20" style:family="text">
      <style:text-properties fo:color="#000099" fo:font-style="normal" style:font-style-asian="normal" style:font-style-complex="normal"/>
    </style:style>
    <style:style style:name="T21" style:family="text">
      <style:text-properties fo:color="#000099" officeooo:rsid="0034193a"/>
    </style:style>
    <style:style style:name="T22" style:family="text">
      <style:text-properties officeooo:rsid="0024ff5a"/>
    </style:style>
    <style:style style:name="T23" style:family="text">
      <style:text-properties officeooo:rsid="0026c0a1"/>
    </style:style>
    <style:style style:name="T24" style:family="text">
      <style:text-properties officeooo:rsid="00295aca"/>
    </style:style>
    <style:style style:name="T25" style:family="text">
      <style:text-properties officeooo:rsid="002a0c45"/>
    </style:style>
    <style:style style:name="T26" style:family="text">
      <style:text-properties officeooo:rsid="002c13e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c13e8" style:font-weight-asian="bold" style:font-weight-complex="bold"/>
    </style:style>
    <style:style style:name="T29" style:family="text">
      <style:text-properties fo:font-weight="bold" officeooo:rsid="002dfe2b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dfe2b" style:font-style-asian="italic" style:font-style-complex="italic"/>
    </style:style>
    <style:style style:name="T32" style:family="text">
      <style:text-properties officeooo:rsid="002dfe2b"/>
    </style:style>
    <style:style style:name="T33" style:family="text">
      <style:text-properties officeooo:rsid="002e707d"/>
    </style:style>
    <style:style style:name="T34" style:family="text">
      <style:text-properties officeooo:rsid="002f33cc"/>
    </style:style>
    <style:style style:name="T35" style:family="text">
      <style:text-properties officeooo:rsid="003087c3"/>
    </style:style>
    <style:style style:name="T36" style:family="text">
      <style:text-properties officeooo:rsid="0034193a"/>
    </style:style>
    <style:style style:name="T37" style:family="text">
      <style:text-properties officeooo:rsid="00376a27"/>
    </style:style>
    <style:style style:name="T38" style:family="text">
      <style:text-properties officeooo:rsid="003778af"/>
    </style:style>
    <style:style style:name="T39" style:family="text">
      <style:text-properties officeooo:rsid="00397a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10">A LanView2 egy hálózat monitorozó, és nyilvántartó rendszer. Mit is jelentene ez:</text:p>
      <text:p text:style-name="P11"><text:span text:style-name="T6">A</text:span> rendszer megkísérli a teljes hálózatot leképezni egy adatbázisban. Az adatbázis tartalmazza fizikai és logikai hálózati objektumokat, és ezek viszonyát. <text:span text:style-name="T24">Egyrész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P12">A hálózat monitorozása:</text:p>
      <text:p text:style-name="P12">A rendszer nyilvántartja a hálózati szolgáltatásokat, és azok állapotát folyamatosan, ill. a kívánt rendszerességgel ellenőrzi. A szolgáltatás fogalma részben hasonló a NGIOS szolgáltatás fogalmához, ennek egyik következménye, hogy használható<text:span text:style-name="T7">ak</text:span> NGIOS <text:span text:style-name="T7">beépülő moduljai. Ezentúl a monitoring rendszer a terhelési adatokat is gyűjti, aminek a mintája a MUNIN rendszer, és természetesen a MUNIN beépülő moduljai is használhatóak.</text:span></text:p>
      <text:p text:style-name="P12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16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P13">Az IndAlarm:</text:p>
      <text:p text:style-name="P13">A hálózat állapotáról összegyűjtött adatok lehetőséget biztosítanak arra, hogy a rendszer <text:span text:style-name="T8">vagyonvédelmi jelzőrendszerként is funkcionáljon.</text:span></text:p>
      <text:p text:style-name="P14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15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15">A riasztási rendszer:</text:p>
      <text:p text:style-name="P17">A vagyonvédelmi vonatkozások miatt a riasztási rendszert jelentősen ki kellet bővíteni pl. a NAGIOS rendszerhez képest.</text:p>
      <text:p text:style-name="P17"><text:soft-page-break/>Egyrészt megmaradnak a NAGIOS-hoz hasonló riasztások.</text:p>
      <text:p text:style-name="P17">Másrészt a vagyonvédelmi funkciók miatt szükség van a riasztások kategorizálására, ill. a diszpécseri terminálok szerinti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.</text:span></text:p>
      <text:p text:style-name="P17">Felhasználók:</text:p>
      <text:p text:style-name="P17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P115" text:outline-level="1" text:restart-numbering="true" text:start-value="-1">Mi az amit a LanView2 mint nyilvántartó rendszer kezel a nyilvántartott objektumok, ill. adattáblák oldaláról.</text:h>
      <text:p text:style-name="P18">A következőkben kicsit részletesebben vázolom az adatbázisban nyilvántartott fontosabb fizikai és logikai objektumokat. A rendszer PostgreSQL adatbázist használ, annak több egyedi (nem szabvány SQL) funkcióját aktívan kihasználva, így pl. az objektum orientáltságot, azt API szinten kiegészítve,</text:p>
      <text:p text:style-name="P97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. </text:span></text:p>
      <text:p text:style-name="P25">A leírásban szereplő legtöbb feltételt az adatbá<text:span text:style-name="T26">zis logika biztosítja.</text:span></text:p>
      <text:p text:style-name="P26">Van néhány általánosan használt mező:</text:p>
      <text:list xml:id="list8749115955310588666" text:style-name="L1">
        <text:list-item>
          <text:p text:style-name="P113"><text:span text:style-name="T30">&lt;név&gt;</text:span><text:span text:style-name="T27">_id</text:span><text:tab/>Egyedi azonosító, ID. <text:span text:style-name="T32">Az idegen kulcsok neve, ha ez lehetséges, akkor azonos az ID mezővel.</text:span></text:p>
        </text:list-item>
        <text:list-item>
          <text:p text:style-name="P114"><text:span text:style-name="T30">&lt;név&gt;</text:span><text:span text:style-name="T27">_name</text:span><text:tab/>Egyedi, vagy a tulajdonos ID-vel egyedi név.</text:p>
        </text:list-item>
        <text:list-item>
          <text:p text:style-name="P114"><text:span text:style-name="T30">&lt;név&gt;</text:span><text:span text:style-name="T27">_note</text:span><text:tab/>Opcionális leírás, megjegyzés</text:p>
        </text:list-item>
        <text:list-item>
          <text:p text:style-name="P114"><text:span text:style-name="T27">flag</text:span><text:tab/>Járulékos (child) objektumoknál használt technikai jelentőségű, globális szempontból érdektelen mező.</text:p>
        </text:list-item>
        <text:list-item>
          <text:p text:style-name="P114"><text:span text:style-name="T27">features</text:span><text:tab/>A lekérdezésekhez tartozó opcionális paraméter mező.</text:p>
        </text:list-item>
        <text:list-item>
          <text:p text:style-name="P114"><text:span text:style-name="T27">deleted</text:span><text:tab/>Az objektum (logikailag) törölt, ha értéke igaz. Jelenleg nem használt, értéke mindig hamis.</text:p>
        </text:list-item>
      </text:list>
      <text:h text:style-name="P116" text:outline-level="2"><text:soft-page-break/>Rendszer szintű adatok </text:h>
      <text:h text:style-name="P117" text:outline-level="2">Hely információk</text:h>
      <text:h text:style-name="Heading_20_3" text:outline-level="3">Helyek, helyiségek (<text:span text:style-name="T18">places</text:span>)</text:h>
      <text:p text:style-name="P1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101"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4">place_id</text:p>
          </table:table-cell>
          <table:table-cell table:style-name="Táblázat1.A1" office:value-type="string">
            <text:p text:style-name="P33"><text:span text:style-name="T3">b</text:span>igint</text:p>
          </table:table-cell>
          <table:table-cell table:style-name="Táblázat1.C1" office:value-type="string">
            <text:p text:style-name="P33">Egyedi azonosító</text:p>
          </table:table-cell>
        </table:table-row>
        <table:table-row>
          <table:table-cell table:style-name="Táblázat1.A2" office:value-type="string">
            <text:p text:style-name="P38">place_name</text:p>
          </table:table-cell>
          <table:table-cell table:style-name="Táblázat1.A2" office:value-type="string">
            <text:p text:style-name="P33"><text:span text:style-name="T3">t</text:span>ext</text:p>
          </table:table-cell>
          <table:table-cell table:style-name="Táblázat1.C2" office:value-type="string">
            <text:p text:style-name="P33">Helyiség neve</text:p>
          </table:table-cell>
        </table:table-row>
        <table:table-row>
          <table:table-cell table:style-name="Táblázat1.A2" office:value-type="string">
            <text:p text:style-name="P44">place_note</text:p>
          </table:table-cell>
          <table:table-cell table:style-name="Táblázat1.A2" office:value-type="string">
            <text:p text:style-name="P66"><text:span text:style-name="T3">t</text:span>ext</text:p>
          </table:table-cell>
          <table:table-cell table:style-name="Táblázat1.C2" office:value-type="string">
            <text:p text:style-name="P66">Megjegyzés</text:p>
          </table:table-cell>
        </table:table-row>
        <table:table-row>
          <table:table-cell table:style-name="Táblázat1.A2" office:value-type="string">
            <text:p text:style-name="P59">place_type</text:p>
          </table:table-cell>
          <table:table-cell table:style-name="Táblázat1.A2" office:value-type="string">
            <text:p text:style-name="P66"><text:span text:style-name="T3">e</text:span>num(<text:span text:style-name="T31">placetype</text:span>)</text:p>
          </table:table-cell>
          <table:table-cell table:style-name="Táblázat1.C2" office:value-type="string">
            <text:p text:style-name="P66">Típus</text:p>
          </table:table-cell>
        </table:table-row>
        <table:table-row>
          <table:table-cell table:style-name="Táblázat1.A2" office:value-type="string">
            <text:p text:style-name="P47">parent_id</text:p>
          </table:table-cell>
          <table:table-cell table:style-name="Táblázat1.A2" office:value-type="string">
            <text:p text:style-name="P66"><text:span text:style-name="T3">b</text:span>igint</text:p>
          </table:table-cell>
          <table:table-cell table:style-name="Táblázat1.C2" office:value-type="string">
            <text:p text:style-name="P66">A szülőre mutató kulcs (place_id)</text:p>
          </table:table-cell>
        </table:table-row>
        <table:table-row>
          <table:table-cell table:style-name="Táblázat1.A2" office:value-type="string">
            <text:p text:style-name="P47">image_id</text:p>
          </table:table-cell>
          <table:table-cell table:style-name="Táblázat1.A2" office:value-type="string">
            <text:p text:style-name="P66"><text:span text:style-name="T3">b</text:span>igint</text:p>
          </table:table-cell>
          <table:table-cell table:style-name="Táblázat1.C2" office:value-type="string">
            <text:p text:style-name="P66">Az opcionális térképre mutató kulcs</text:p>
          </table:table-cell>
        </table:table-row>
        <table:table-row>
          <table:table-cell table:style-name="Táblázat1.A2" office:value-type="string">
            <text:p text:style-name="P47">frame</text:p>
          </table:table-cell>
          <table:table-cell table:style-name="Táblázat1.A2" office:value-type="string">
            <text:p text:style-name="P66"><text:span text:style-name="T3">p</text:span>oligon</text:p>
          </table:table-cell>
          <table:table-cell table:style-name="Táblázat1.C2" office:value-type="string">
            <text:p text:style-name="P66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47"><text:span text:style-name="T3">t</text:span>el</text:p>
          </table:table-cell>
          <table:table-cell table:style-name="Táblázat1.A2" office:value-type="string">
            <text:p text:style-name="P66"><text:span text:style-name="T3">t</text:span>ext tömb</text:p>
          </table:table-cell>
          <table:table-cell table:style-name="Táblázat1.C2" office:value-type="string">
            <text:p text:style-name="P66">Telefonszámok, <text:span text:style-name="T13">a helyiségben</text:span></text:p>
          </table:table-cell>
        </table:table-row>
      </table:table>
      <text:p text:style-name="P3"/>
      <text:p text:style-name="Standard">Ahol a <text:span text:style-name="T27">placetype</text:span> lehetséges értékei:</text:p>
      <text:list xml:id="list8050130167759218191" text:style-name="L2">
        <text:list-item>
          <text:p text:style-name="P120">'root'<text:tab/>Virtuális objektum: gyökér.</text:p>
        </text:list-item>
        <text:list-item>
          <text:p text:style-name="P120">'unknown'<text:tab/>Virtuális objektum: ismeretlrn</text:p>
        </text:list-item>
        <text:list-item>
          <text:p text:style-name="P120">'real'<text:tab/>Valós objetum.</text:p>
        </text:list-item>
      </text:list>
      <text:p text:style-name="P3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3">Ugyancsak vagyonvédelmi szempontból jelentős, hogy a helyiségekhez hozzárendelhetőek felhasználók is, ezzel megkönnyítve a szükséges intézkedéseket.</text:p>
      <text:h text:style-name="P118" text:outline-level="3">Zónák (place_groups)</text:h>
      <text:p text:style-name="P30">A helyek és helyíség objektumok csoportját, vagy más néven zónákat definiáló tábla. Mivel maga a places is tartalmaz egyfajta csoportosítást, ami egy fa struktúra, ezért logikailag a zóna része minden olyan objektum, mely „leszármazottja” a fizikailag is a zónába tartozó objektumnak.</text:p>
      <text:p text:style-name="P102"><text:bookmark-start text:name="__DdeLink__1158_516657291"/>place_<text:span text:style-name="T37">group</text:span>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>
          <table:table-cell table:style-name="Táblázat6.A1" office:value-type="string">
            <text:p text:style-name="P55">place_<text:span text:style-name="T37">group</text:span>_id</text:p>
          </table:table-cell>
          <table:table-cell table:style-name="Táblázat6.A1" office:value-type="string">
            <text:p text:style-name="P34"><text:span text:style-name="T3">b</text:span>igint</text:p>
          </table:table-cell>
          <table:table-cell table:style-name="Táblázat6.C1" office:value-type="string">
            <text:p text:style-name="P34">Egyedi azonosító</text:p>
          </table:table-cell>
        </table:table-row>
        <table:table-row>
          <table:table-cell table:style-name="Táblázat6.A2" office:value-type="string">
            <text:p text:style-name="P39">place_<text:span text:style-name="T37">group</text:span>_name</text:p>
          </table:table-cell>
          <table:table-cell table:style-name="Táblázat6.A2" office:value-type="string">
            <text:p text:style-name="P34"><text:span text:style-name="T3">t</text:span>ext</text:p>
          </table:table-cell>
          <table:table-cell table:style-name="Táblázat6.C2" office:value-type="string">
            <text:p text:style-name="P34"><text:span text:style-name="T38">Zóna/csoport</text:span> neve</text:p>
          </table:table-cell>
        </table:table-row>
        <table:table-row>
          <table:table-cell table:style-name="Táblázat6.A2" office:value-type="string">
            <text:p text:style-name="P45">place_<text:span text:style-name="T37">group</text:span>_note</text:p>
          </table:table-cell>
          <table:table-cell table:style-name="Táblázat6.A2" office:value-type="string">
            <text:p text:style-name="P67"><text:span text:style-name="T3">t</text:span>ext</text:p>
          </table:table-cell>
          <table:table-cell table:style-name="Táblázat6.C2" office:value-type="string">
            <text:p text:style-name="P67">Megjegyzés</text:p>
          </table:table-cell>
        </table:table-row>
      </table:table>
      <text:p text:style-name="Standard"><text:bookmark-end text:name="__DdeLink__1158_516657291"/></text:p>
      <text:h text:style-name="Heading_20_3" text:outline-level="3">places – place_groups kapcsolótábla (place_group_places)</text:h>
      <text:p text:style-name="P7">A csoport – tag összerendeléseket egy kapcsoló tábla reprezentálja. Jelen esetben a <text:s/>place_group_places kapcsolótábla egyéb plusz információt nem tartalmaz.</text:p>
      <text:p text:style-name="P103">place_<text:span text:style-name="T37">group_palces</text:span>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ext:soft-page-break/>
        <table:table-row>
          <table:table-cell table:style-name="Táblázat7.A1" office:value-type="string">
            <text:p text:style-name="P58">place_<text:span text:style-name="T37">group_place</text:span>_id</text:p>
          </table:table-cell>
          <table:table-cell table:style-name="Táblázat7.A1" office:value-type="string">
            <text:p text:style-name="P35"><text:span text:style-name="T3">b</text:span>igint</text:p>
          </table:table-cell>
          <table:table-cell table:style-name="Táblázat7.C1" office:value-type="string">
            <text:p text:style-name="P35">Egyedi azonosító</text:p>
          </table:table-cell>
        </table:table-row>
        <table:table-row>
          <table:table-cell table:style-name="Táblázat7.A2" office:value-type="string">
            <text:p text:style-name="P91">place_<text:span text:style-name="T37">group</text:span>_<text:span text:style-name="T38">id</text:span></text:p>
          </table:table-cell>
          <table:table-cell table:style-name="Táblázat7.A2" office:value-type="string">
            <text:p text:style-name="P92">bigint</text:p>
          </table:table-cell>
          <table:table-cell table:style-name="Táblázat7.C2" office:value-type="string">
            <text:p text:style-name="P92">A csoportra (zóna) mutató idegen kulcs (ID)</text:p>
          </table:table-cell>
        </table:table-row>
        <table:table-row>
          <table:table-cell table:style-name="Táblázat7.A2" office:value-type="string">
            <text:p text:style-name="P60">place_<text:span text:style-name="T38">id</text:span></text:p>
          </table:table-cell>
          <table:table-cell table:style-name="Táblázat7.A2" office:value-type="string">
            <text:p text:style-name="P92">bigint</text:p>
          </table:table-cell>
          <table:table-cell table:style-name="Táblázat7.C2" office:value-type="string">
            <text:p text:style-name="P92">A tagra (hely/helyiség) mutató idegen kulcs (ID)</text:p>
          </table:table-cell>
        </table:table-row>
      </table:table>
      <text:p text:style-name="P7"/>
      <text:h text:style-name="Heading_20_3" text:outline-level="3">Képek (images)</text:h>
      <text:p text:style-name="P31">Képek bináris objektumokat reprezentáló tábla. Ami jelen kontextusban a térképek objektumokat(is) tartalmazza.</text:p>
      <text:p text:style-name="P103">image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56"><text:span text:style-name="T38">image</text:span>_id</text:p>
          </table:table-cell>
          <table:table-cell table:style-name="Táblázat8.A1" office:value-type="string">
            <text:p text:style-name="P35"><text:span text:style-name="T3">b</text:span>igint</text:p>
          </table:table-cell>
          <table:table-cell table:style-name="Táblázat8.C1" office:value-type="string">
            <text:p text:style-name="P35">Egyedi azonosító</text:p>
          </table:table-cell>
        </table:table-row>
        <table:table-row>
          <table:table-cell table:style-name="Táblázat8.A2" office:value-type="string">
            <text:p text:style-name="P41">image_name</text:p>
          </table:table-cell>
          <table:table-cell table:style-name="Táblázat8.A2" office:value-type="string">
            <text:p text:style-name="P92">text</text:p>
          </table:table-cell>
          <table:table-cell table:style-name="Táblázat8.C2" office:value-type="string">
            <text:p text:style-name="P92">A bináris adat (térkép) neve</text:p>
          </table:table-cell>
        </table:table-row>
        <table:table-row>
          <table:table-cell table:style-name="Táblázat8.A2" office:value-type="string">
            <text:p text:style-name="P48">image_note</text:p>
          </table:table-cell>
          <table:table-cell table:style-name="Táblázat8.A2" office:value-type="string">
            <text:p text:style-name="P92">text</text:p>
          </table:table-cell>
          <table:table-cell table:style-name="Táblázat8.C2" office:value-type="string">
            <text:p text:style-name="P92">Megjegyzés.</text:p>
          </table:table-cell>
        </table:table-row>
        <table:table-row>
          <table:table-cell table:style-name="Táblázat8.A2" office:value-type="string">
            <text:p text:style-name="P61">image_type</text:p>
          </table:table-cell>
          <table:table-cell table:style-name="Táblázat8.A2" office:value-type="string">
            <text:p text:style-name="P92">enum(imagetype)</text:p>
          </table:table-cell>
          <table:table-cell table:style-name="Táblázat8.C2" office:value-type="string">
            <text:p text:style-name="P92">Az adat típusa</text:p>
          </table:table-cell>
        </table:table-row>
        <table:table-row>
          <table:table-cell table:style-name="Táblázat8.A2" office:value-type="string">
            <text:p text:style-name="P49">image_sub_type</text:p>
          </table:table-cell>
          <table:table-cell table:style-name="Táblázat8.A2" office:value-type="string">
            <text:p text:style-name="P93">text</text:p>
          </table:table-cell>
          <table:table-cell table:style-name="Táblázat8.C2" office:value-type="string">
            <text:p text:style-name="P93">Bináris adat esetén egy opcionális típus név</text:p>
          </table:table-cell>
        </table:table-row>
        <table:table-row>
          <table:table-cell table:style-name="Táblázat8.A2" office:value-type="string">
            <text:p text:style-name="P62">image_data</text:p>
          </table:table-cell>
          <table:table-cell table:style-name="Táblázat8.A2" office:value-type="string">
            <text:p text:style-name="P93">bytea</text:p>
          </table:table-cell>
          <table:table-cell table:style-name="Táblázat8.C2" office:value-type="string">
            <text:p text:style-name="P93">A bináris adat.</text:p>
          </table:table-cell>
        </table:table-row>
        <table:table-row>
          <table:table-cell table:style-name="Táblázat8.A2" office:value-type="string">
            <text:p text:style-name="P62">image_hash</text:p>
          </table:table-cell>
          <table:table-cell table:style-name="Táblázat8.A2" office:value-type="string">
            <text:p text:style-name="P93">bytea</text:p>
          </table:table-cell>
          <table:table-cell table:style-name="Táblázat8.C2" office:value-type="string">
            <text:p text:style-name="P93">SHA512 HASH (technikai mező)</text:p>
          </table:table-cell>
        </table:table-row>
      </table:table>
      <text:p text:style-name="P8">Ahol az imagettype lehetséges értékei:</text:p>
      <text:list xml:id="list8441662540044142323" text:style-name="L3">
        <text:list-item>
          <text:p text:style-name="P105">'BMP'<text:tab/>BMP kép</text:p>
        </text:list-item>
        <text:list-item>
          <text:p text:style-name="P105">'GIF'<text:tab/>GIF kép</text:p>
        </text:list-item>
        <text:list-item>
          <text:p text:style-name="P105">'JPG'<text:tab/>Jpeg kép</text:p>
        </text:list-item>
        <text:list-item>
          <text:p text:style-name="P105">'JPEG'<text:tab/>Jpeg kép</text:p>
        </text:list-item>
        <text:list-item>
          <text:p text:style-name="P105">'PNG'<text:tab/>PNG kép</text:p>
        </text:list-item>
        <text:list-item>
          <text:p text:style-name="P105">'PBM'<text:tab/>PBM kép</text:p>
        </text:list-item>
        <text:list-item>
          <text:p text:style-name="P105">'PGM'<text:tab/>PGM kép</text:p>
        </text:list-item>
        <text:list-item>
          <text:p text:style-name="P105">'PPM'<text:tab/>PPM kép</text:p>
        </text:list-item>
        <text:list-item>
          <text:p text:style-name="P105">'XBM'<text:tab/>XBM kép</text:p>
        </text:list-item>
        <text:list-item>
          <text:p text:style-name="P105">'XPM'<text:tab/>XPM kép</text:p>
        </text:list-item>
        <text:list-item>
          <text:p text:style-name="P105">'BIN'<text:tab/>Egyébb bináris adat, típusát a image_sub_type azonosíthatja.</text:p>
        </text:list-item>
      </text:list>
      <text:p text:style-name="P8">A fenti felsorolás a BIN nélkül tartalmazza a térképek esetén az összes támogatott kép formátumot.</text:p>
      <text:p text:style-name="P8"/>
      <text:h text:style-name="Heading_20_2" text:outline-level="2">Eszközök, <text:span text:style-name="T2">hálózati csomópontok</text:span> (<text:span text:style-name="T18">patchs</text:span>, <text:span text:style-name="T18">nodes</text:span>, <text:span text:style-name="T18">snmpdevices</text:span>)</text:h>
      <text:p text:style-name="P1">Az eszközök összesen <text:span text:style-name="T2">3</text:span> csoportba lettek osztva, ezek az adatbázisban öröklési viszonyban állnak egymással. </text:p>
      <text:p text:style-name="P1">A legegyszerűbb elem a patch panel vagy fali csatlakozó.</text:p>
      <text:p text:style-name="P1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. Passzív, vagy aktív hálózati elemeket reprezentál.</text:span></text:p>
      <text:p text:style-name="P1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98"><text:soft-page-break/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rows-spanned="6" office:value-type="string">
            <text:p text:style-name="P71">patchs</text:p>
          </table:table-cell>
          <table:table-cell table:style-name="Táblázat2.B1" table:number-rows-spanned="7" office:value-type="string">
            <text:p text:style-name="P72">nodes</text:p>
          </table:table-cell>
          <table:table-cell table:style-name="Táblázat2.C1" table:number-rows-spanned="19" office:value-type="string">
            <text:p text:style-name="P73">snmpdevices</text:p>
          </table:table-cell>
          <table:table-cell table:style-name="Táblázat2.D1" office:value-type="string">
            <text:p text:style-name="P84">node_id</text:p>
          </table:table-cell>
          <table:table-cell table:style-name="Táblázat2.E1" office:value-type="string">
            <text:p text:style-name="Table_20_Contents">bigint</text:p>
          </table:table-cell>
          <table:table-cell table:style-name="Táblázat2.F1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2" office:value-type="string">
            <text:p text:style-name="P37">node_name</text:p>
          </table:table-cell>
          <table:table-cell table:style-name="Táblázat2.E2" office:value-type="string">
            <text:p text:style-name="Table_20_Contents">text</text:p>
          </table:table-cell>
          <table:table-cell table:style-name="Táblázat2.F2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3" office:value-type="string">
            <text:p text:style-name="P50">node_note</text:p>
          </table:table-cell>
          <table:table-cell table:style-name="Táblázat2.E3" office:value-type="string">
            <text:p text:style-name="Table_20_Contents">text</text:p>
          </table:table-cell>
          <table:table-cell table:style-name="Táblázat2.F3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Table_20_Contents">plac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P50">features</text:p>
          </table:table-cell>
          <table:table-cell table:style-name="Táblázat2.E5" office:value-type="string">
            <text:p text:style-name="Table_20_Contents">text</text:p>
          </table:table-cell>
          <table:table-cell table:style-name="Táblázat2.F5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deleted</text:p>
          </table:table-cell>
          <table:table-cell table:style-name="Táblázat2.E6" office:value-type="string">
            <text:p text:style-name="Table_20_Contents">boolean</text:p>
          </table:table-cell>
          <table:table-cell table:style-name="Táblázat2.F6" office:value-type="string">
            <text:p text:style-name="Table_20_Contents">Törölve (nem használlt)</text:p>
          </table:table-cell>
        </table:table-row>
        <table:table-row>
          <table:table-cell table:style-name="Táblázat2.A19" table:number-rows-spanned="13" office:value-type="string">
            <text:p text:style-name="Table_20_Contents"/>
          </table:table-cell>
          <table:covered-table-cell/>
          <table:covered-table-cell/>
          <table:table-cell table:style-name="Táblázat2.D7" office:value-type="string">
            <text:p text:style-name="P69">node_stat</text:p>
          </table:table-cell>
          <table:table-cell table:style-name="Táblázat2.E7" office:value-type="string">
            <text:p text:style-name="P70">enum(<text:span text:style-name="T32">notifswitch</text:span>)</text:p>
          </table:table-cell>
          <table:table-cell table:style-name="Táblázat2.F7" office:value-type="string">
            <text:p text:style-name="P69">Állapot</text:p>
          </table:table-cell>
        </table:table-row>
        <table:table-row>
          <table:covered-table-cell/>
          <table:table-cell table:style-name="Táblázat2.B19" table:number-rows-spanned="12" office:value-type="string">
            <text:p text:style-name="P96"/>
          </table:table-cell>
          <table:covered-table-cell/>
          <table:table-cell table:style-name="Táblázat2.D8" office:value-type="string">
            <text:p text:style-name="P69">node_type</text:p>
          </table:table-cell>
          <table:table-cell table:style-name="Táblázat2.E8" office:value-type="string">
            <text:p text:style-name="P70">set(<text:span text:style-name="T32">nodetype</text:span>)</text:p>
          </table:table-cell>
          <table:table-cell table:style-name="Táblázat2.F8" office:value-type="string">
            <text:p text:style-name="P69">Típus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75">community_rd</text:p>
          </table:table-cell>
          <table:table-cell table:style-name="Táblázat2.E9" office:value-type="string">
            <text:p text:style-name="P75">text</text:p>
          </table:table-cell>
          <table:table-cell table:style-name="Táblázat2.F9" office:value-type="string">
            <text:p text:style-name="P75">SNMP read community</text:p>
          </table:table-cell>
        </table:table-row>
        <table:table-row>
          <table:covered-table-cell/>
          <table:covered-table-cell/>
          <table:covered-table-cell/>
          <table:table-cell table:style-name="Táblázat2.D10" office:value-type="string">
            <text:p text:style-name="P51">communit<text:span text:style-name="T17">y</text:span>_wr</text:p>
          </table:table-cell>
          <table:table-cell table:style-name="Táblázat2.E10" office:value-type="string">
            <text:p text:style-name="P75">text</text:p>
          </table:table-cell>
          <table:table-cell table:style-name="Táblázat2.F10" office:value-type="string">
            <text:p text:style-name="P75">SNMP write community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65">snmp_ver</text:p>
          </table:table-cell>
          <table:table-cell table:style-name="Táblázat2.E11" office:value-type="string">
            <text:p text:style-name="P76">enum(<text:span text:style-name="T32">snmpver</text:span>)</text:p>
          </table:table-cell>
          <table:table-cell table:style-name="Táblázat2.F11" office:value-type="string">
            <text:p text:style-name="P75">SNMP verzió</text:p>
          </table:table-cell>
        </table:table-row>
        <table:table-row>
          <table:covered-table-cell/>
          <table:covered-table-cell/>
          <table:covered-table-cell/>
          <table:table-cell table:style-name="Táblázat2.D12" office:value-type="string">
            <text:p text:style-name="P51">sysdescr</text:p>
          </table:table-cell>
          <table:table-cell table:style-name="Táblázat2.E12" office:value-type="string">
            <text:p text:style-name="P75">text</text:p>
          </table:table-cell>
          <table:table-cell table:style-name="Táblázat2.F12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3" office:value-type="string">
            <text:p text:style-name="P51">sysobjectid</text:p>
          </table:table-cell>
          <table:table-cell table:style-name="Táblázat2.E13" office:value-type="string">
            <text:p text:style-name="P75">text</text:p>
          </table:table-cell>
          <table:table-cell table:style-name="Táblázat2.F13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4" office:value-type="string">
            <text:p text:style-name="P51">sysuptime</text:p>
          </table:table-cell>
          <table:table-cell table:style-name="Táblázat2.E14" office:value-type="string">
            <text:p text:style-name="P75">bigint</text:p>
          </table:table-cell>
          <table:table-cell table:style-name="Táblázat2.F14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5" office:value-type="string">
            <text:p text:style-name="P51">syscontact</text:p>
          </table:table-cell>
          <table:table-cell table:style-name="Táblázat2.E15" office:value-type="string">
            <text:p text:style-name="P75">text</text:p>
          </table:table-cell>
          <table:table-cell table:style-name="Táblázat2.F15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6" office:value-type="string">
            <text:p text:style-name="P51">sysname</text:p>
          </table:table-cell>
          <table:table-cell table:style-name="Táblázat2.E16" office:value-type="string">
            <text:p text:style-name="P75">text</text:p>
          </table:table-cell>
          <table:table-cell table:style-name="Táblázat2.F16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7" office:value-type="string">
            <text:p text:style-name="P51">syslocation</text:p>
          </table:table-cell>
          <table:table-cell table:style-name="Táblázat2.E17" office:value-type="string">
            <text:p text:style-name="P75">text</text:p>
          </table:table-cell>
          <table:table-cell table:style-name="Táblázat2.F17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8" office:value-type="string">
            <text:p text:style-name="P51">sysservices</text:p>
          </table:table-cell>
          <table:table-cell table:style-name="Táblázat2.E18" office:value-type="string">
            <text:p text:style-name="P75">smallint</text:p>
          </table:table-cell>
          <table:table-cell table:style-name="Táblázat2.F18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Táblázat2.D19" office:value-type="string">
            <text:p text:style-name="P51">vendorname</text:p>
          </table:table-cell>
          <table:table-cell table:style-name="Táblázat2.E19" office:value-type="string">
            <text:p text:style-name="P75">text</text:p>
          </table:table-cell>
          <table:table-cell table:style-name="Táblázat2.F19" office:value-type="string">
            <text:p text:style-name="P75"/>
          </table:table-cell>
        </table:table-row>
      </table:table>
      <text:p text:style-name="Standard">Ahol a <text:span text:style-name="T27">notifswitch</text:span> lehetséges értékei:</text:p>
      <text:list xml:id="list2836552092927246079" text:style-name="L4">
        <text:list-item>
          <text:p text:style-name="P106">'on'<text:tab/><text:span text:style-name="T32">Rendben, működik, bekapcsolva</text:span></text:p>
        </text:list-item>
        <text:list-item>
          <text:p text:style-name="P106">'recovered'<text:tab/><text:span text:style-name="T32">Helyreállt</text:span></text:p>
        </text:list-item>
        <text:list-item>
          <text:p text:style-name="P106">'warning'<text:tab/><text:span text:style-name="T32">Figyelmeztetés</text:span></text:p>
        </text:list-item>
        <text:list-item>
          <text:p text:style-name="P106">'critical'<text:tab/><text:span text:style-name="T32">Kritikus hiba</text:span></text:p>
        </text:list-item>
        <text:list-item>
          <text:p text:style-name="P106">'unreachable'<text:tab/><text:span text:style-name="T32">Nem elérhető</text:span></text:p>
        </text:list-item>
        <text:list-item>
          <text:p text:style-name="P106">'down'<text:tab/><text:span text:style-name="T33">Kikapcsolva</text:span></text:p>
        </text:list-item>
        <text:list-item>
          <text:p text:style-name="P106">'flapping'<text:tab/><text:span text:style-name="T32">Az állapot változó, ki-be kapcsol ...</text:span></text:p>
        </text:list-item>
        <text:list-item>
          <text:p text:style-name="P106">'unknown'<text:tab/><text:span text:style-name="T32">Az állapot ismeretlen</text:span></text:p>
        </text:list-item>
      </text:list>
      <text:p text:style-name="P4">A <text:span text:style-name="T29">nodetype</text:span><text:span text:style-name="T32"> lehetséges értékei:</text:span></text:p>
      <text:list xml:id="list1399733578008010263" text:style-name="L5">
        <text:list-item>
          <text:p text:style-name="P107">'node'<text:tab/>Passzív hálózati elem.</text:p>
        </text:list-item>
        <text:list-item>
          <text:p text:style-name="P107">'host'<text:tab/>Aktív hálózati elem</text:p>
        </text:list-item>
        <text:list-item>
          <text:p text:style-name="P107">'switch'<text:tab/>Switch</text:p>
        </text:list-item>
        <text:list-item>
          <text:p text:style-name="P107">'hub'<text:tab/>Hub</text:p>
        </text:list-item>
        <text:list-item>
          <text:p text:style-name="P107">'virtual'<text:tab/>irtuális hálózati elem.</text:p>
        </text:list-item>
        <text:list-item>
          <text:p text:style-name="P107">'snmp'<text:tab/>SNMP protokollal lekérdezhető hálózati elem.</text:p>
        </text:list-item>
        <text:list-item>
          <text:p text:style-name="P107">'converter'<text:tab/>Média konverter</text:p>
        </text:list-item>
        <text:list-item>
          <text:p text:style-name="P107">'printer'<text:tab/>Nyomtató</text:p>
        </text:list-item>
        <text:list-item>
          <text:p text:style-name="P107">'gateway'<text:tab/>Hálózati útválasztó</text:p>
        </text:list-item>
      </text:list>
      <text:p text:style-name="P4">Az <text:span text:style-name="T27">snmpver</text:span> lehetséges értékei:</text:p>
      <text:list xml:id="list1172397816220904742" text:style-name="L6">
        <text:list-item>
          <text:p text:style-name="P108">'1'<text:tab/>Támogatott SNMP verzió: 1</text:p>
        </text:list-item>
        <text:list-item>
          <text:p text:style-name="P108">'2c'<text:tab/>Támogatott SNMP verzió: 2c</text:p>
        </text:list-item>
      </text:list>
      <text:p text:style-name="P4">Az SNMP 3-as verziójú lekérdezések jelenleg nem támogatottak.</text:p>
      <text:h text:style-name="Heading_20_3" text:outline-level="3"><text:soft-page-break/>A hálózati elemekhez tarozó egyébb (child) objektumok</text:h>
      <text:h text:style-name="Heading_20_4" text:outline-level="4">Portok (<text:span text:style-name="T19">n</text:span><text:span text:style-name="T18">ports</text:span>, <text:span text:style-name="T19">p</text:span><text:span text:style-name="T18">ports</text:span>, <text:span text:style-name="T18">interafces</text:span>)</text:h>
      <text:p text:style-name="P2">A hálózati elemek részét képezik a port típusú objektumok:</text:p>
      <text:p text:style-name="P1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ozati elemenként egyedi</text:span>).</text:p>
      <text:p text:style-name="P1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helyet kaptak a megosztásokra vonatkozó információk. (Sajnos a főiskolán nagyon sok helyen kényszerültem a kábelek megosztására, és szinte az összes lehetséges módszer alkalmazva van.). <text:span text:style-name="T13">Patch (pports) portot csak a patch panelhez ill. fali csatlakozóhoz rendelhetünk, ill. patch panelhez és fali csatlakozóhoz csak patch port rendelhető.</text:span></text:p>
      <text:p text:style-name="P1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99"><text:span text:style-name="T15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rows-spanned="10" office:value-type="string">
            <text:p text:style-name="P74">Ppoets</text:p>
          </table:table-cell>
          <table:table-cell table:style-name="Táblázat3.B1" table:number-rows-spanned="8" office:value-type="string">
            <text:p text:style-name="P74">nports</text:p>
          </table:table-cell>
          <table:table-cell table:style-name="Táblázat3.C1" table:number-rows-spanned="8" office:value-type="string">
            <text:p text:style-name="P74">interfaces</text:p>
          </table:table-cell>
          <table:table-cell table:style-name="Táblázat3.D1" office:value-type="string">
            <text:p text:style-name="P42"><text:span text:style-name="T5">port</text:span>_id</text:p>
          </table:table-cell>
          <table:table-cell table:style-name="Táblázat3.E1" office:value-type="string">
            <text:p text:style-name="P77">bigint</text:p>
          </table:table-cell>
          <table:table-cell table:style-name="Táblázat3.F1" office:value-type="string">
            <text:p text:style-name="P77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2" office:value-type="string">
            <text:p text:style-name="P78">port_name</text:p>
          </table:table-cell>
          <table:table-cell table:style-name="Táblázat3.E2" office:value-type="string">
            <text:p text:style-name="P78">text</text:p>
          </table:table-cell>
          <table:table-cell table:style-name="Táblázat3.F2" office:value-type="string">
            <text:p text:style-name="P78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2">port_note</text:p>
          </table:table-cell>
          <table:table-cell table:style-name="Táblázat3.E15" office:value-type="string">
            <text:p text:style-name="P78">text</text:p>
          </table:table-cell>
          <table:table-cell table:style-name="Táblázat3.F15" office:value-type="string">
            <text:p text:style-name="P78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2">port_tag</text:p>
          </table:table-cell>
          <table:table-cell table:style-name="Táblázat3.E15" office:value-type="string">
            <text:p text:style-name="P78">text</text:p>
          </table:table-cell>
          <table:table-cell table:style-name="Táblázat3.F15" office:value-type="string">
            <text:p text:style-name="P78">Felirat egyéb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78">iftype_id</text:p>
          </table:table-cell>
          <table:table-cell table:style-name="Táblázat3.E15" office:value-type="string">
            <text:p text:style-name="P78">bigint</text:p>
          </table:table-cell>
          <table:table-cell table:style-name="Táblázat3.F15" office:value-type="string">
            <text:p text:style-name="P78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78">port_index</text:p>
          </table:table-cell>
          <table:table-cell table:style-name="Táblázat3.E15" office:value-type="string">
            <text:p text:style-name="P78">integer</text:p>
          </table:table-cell>
          <table:table-cell table:style-name="Táblázat3.F15" office:value-type="string">
            <text:p text:style-name="P83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78">deleted</text:p>
          </table:table-cell>
          <table:table-cell table:style-name="Táblázat3.E15" office:value-type="string">
            <text:p text:style-name="P78">boolean</text:p>
          </table:table-cell>
          <table:table-cell table:style-name="Táblázat3.F15" office:value-type="string">
            <text:p text:style-name="P78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89">flag</text:p>
          </table:table-cell>
          <table:table-cell table:style-name="Táblázat3.E15" office:value-type="string">
            <text:p text:style-name="P78">boolean</text:p>
          </table:table-cell>
          <table:table-cell table:style-name="Táblázat3.F15" office:value-type="string">
            <text:p text:style-name="P78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5" table:number-rows-spanned="7" office:value-type="string">
            <text:p text:style-name="P77"/>
          </table:table-cell>
          <table:table-cell table:style-name="Táblázat3.C10" table:number-rows-spanned="2" office:value-type="string">
            <text:p text:style-name="P77"/>
          </table:table-cell>
          <table:table-cell table:style-name="Táblázat3.D15" office:value-type="string">
            <text:p text:style-name="P80">shared_cable</text:p>
          </table:table-cell>
          <table:table-cell table:style-name="Táblázat3.E15" office:value-type="string">
            <text:p text:style-name="P81">enum(<text:span text:style-name="T33">portshare</text:span>)</text:p>
          </table:table-cell>
          <table:table-cell table:style-name="Táblázat3.F15" office:value-type="string">
            <text:p text:style-name="P80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3">shared_port_id</text:p>
          </table:table-cell>
          <table:table-cell table:style-name="Táblázat3.E15" office:value-type="string">
            <text:p text:style-name="P80">bigint</text:p>
          </table:table-cell>
          <table:table-cell table:style-name="Táblázat3.F15" office:value-type="string">
            <text:p text:style-name="P80">A közös kábelen osztoró portok közül az elsőre mutató kulcs.</text:p>
          </table:table-cell>
        </table:table-row>
        <table:table-row>
          <table:table-cell table:style-name="Táblázat3.A15" table:number-rows-spanned="5" office:value-type="string">
            <text:p text:style-name="P77"/>
          </table:table-cell>
          <table:covered-table-cell/>
          <table:table-cell table:style-name="Táblázat3.C11" table:number-rows-spanned="5" office:value-type="string">
            <text:p text:style-name="P77"/>
          </table:table-cell>
          <table:table-cell table:style-name="Táblázat3.D15" office:value-type="string">
            <text:p text:style-name="P80">hwaddress</text:p>
          </table:table-cell>
          <table:table-cell table:style-name="Táblázat3.E15" office:value-type="string">
            <text:p text:style-name="P80">mac</text:p>
          </table:table-cell>
          <table:table-cell table:style-name="Táblázat3.F15" office:value-type="string">
            <text:p text:style-name="P80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80">port_ostat</text:p>
          </table:table-cell>
          <table:table-cell table:style-name="Táblázat3.E15" office:value-type="string">
            <text:p text:style-name="P82">enum<text:span text:style-name="T34">(ifstatus)</text:span></text:p>
          </table:table-cell>
          <table:table-cell table:style-name="Táblázat3.F15" office:value-type="string">
            <text:p text:style-name="P80">port állapot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80">port_astat</text:p>
          </table:table-cell>
          <table:table-cell table:style-name="Táblázat3.E15" office:value-type="string">
            <text:p text:style-name="P82">enum<text:span text:style-name="T34">(ifstatus)</text:span></text:p>
          </table:table-cell>
          <table:table-cell table:style-name="Táblázat3.F15" office:value-type="string">
            <text:p text:style-name="P80">port beállítá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3">port_staple_id</text:p>
          </table:table-cell>
          <table:table-cell table:style-name="Táblázat3.E15" office:value-type="string">
            <text:p text:style-name="P80">bigint</text:p>
          </table:table-cell>
          <table:table-cell table:style-name="Táblázat3.F15" office:value-type="string">
            <text:p text:style-name="P94">TRUNK ID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3">dualface_type</text:p>
          </table:table-cell>
          <table:table-cell table:style-name="Táblázat3.E15" office:value-type="string">
            <text:p text:style-name="P80">bigint</text:p>
          </table:table-cell>
          <table:table-cell table:style-name="Táblázat3.F15" office:value-type="string">
            <text:p text:style-name="P78">A port típusleíró rekordra mutató kulcs. <text:span text:style-name="T34">Opcionális.</text:span></text:p>
          </table:table-cell>
        </table:table-row>
      </table:table>
      <text:p text:style-name="P4">Ahol a <text:span text:style-name="T27">portshare</text:span> lehetséges értékei:</text:p>
      <text:list xml:id="list1090855358984051774" text:style-name="L7">
        <text:list-item>
          <text:p text:style-name="P109">''<text:tab/>(üres string) Szabványos bekötés, nincs megosztva.</text:p>
        </text:list-item>
        <text:list-item>
          <text:p text:style-name="P110">'A'<text:tab/>Megosztva, a használlt erek: <text:span text:style-name="T34">1, 2, 3, 6</text:span></text:p>
        </text:list-item>
        <text:list-item>
          <text:p text:style-name="P110">'AA'<text:tab/>Megosztva, a használlt erek: <text:span text:style-name="T34">1, 2</text:span></text:p>
        </text:list-item>
        <text:list-item>
          <text:p text:style-name="P110">'AB'<text:tab/>Megosztva, a használlt erek: <text:span text:style-name="T34">3, 6</text:span></text:p>
        </text:list-item>
        <text:list-item>
          <text:p text:style-name="P110">'B'<text:tab/>Megosztva, a használlt erek: <text:span text:style-name="T34">4, 5, 7, 8</text:span></text:p>
        </text:list-item>
        <text:list-item>
          <text:p text:style-name="P110">'BA'<text:tab/>Megosztva, a használlt erek: <text:span text:style-name="T34">4, 5</text:span></text:p>
        </text:list-item>
        <text:list-item>
          <text:p text:style-name="P110">'BB'<text:tab/>Megosztva, a használlt erek: <text:span text:style-name="T34">7, 8</text:span></text:p>
        </text:list-item>
        <text:list-item>
          <text:p text:style-name="P110">'C'<text:tab/>Megosztva, a használlt erek: <text:span text:style-name="T34">3, 4</text:span></text:p>
        </text:list-item>
        <text:list-item>
          <text:p text:style-name="P110"><text:soft-page-break/>'D'<text:tab/>Megosztva, a használlt erek: <text:span text:style-name="T34">5, 6</text:span></text:p>
        </text:list-item>
        <text:list-item>
          <text:p text:style-name="P109">'NC'<text:tab/><text:span text:style-name="T34">Nincs bekötve.</text:span></text:p>
        </text:list-item>
      </text:list>
      <text:p text:style-name="P5">Az <text:span text:style-name="T27">ifstatus</text:span> lehetséges értékei:</text:p>
      <text:list xml:id="list7139920169906063306" text:style-name="L8">
        <text:list-item>
          <text:p text:style-name="P111">'up'<text:tab/>IANA</text:p>
        </text:list-item>
        <text:list-item>
          <text:p text:style-name="P111">'down'<text:tab/></text:p>
        </text:list-item>
        <text:list-item>
          <text:p text:style-name="P111">'testing'<text:tab/></text:p>
        </text:list-item>
        <text:list-item>
          <text:p text:style-name="P111">'unknown'<text:tab/></text:p>
        </text:list-item>
        <text:list-item>
          <text:p text:style-name="P111">'dormant'<text:tab/></text:p>
        </text:list-item>
        <text:list-item>
          <text:p text:style-name="P111">'notpresent'</text:p>
        </text:list-item>
        <text:list-item>
          <text:p text:style-name="P111">'lowerlayerdown'</text:p>
        </text:list-item>
        <text:list-item>
          <text:p text:style-name="P111">'invert'<text:tab/>Nem szabványos...</text:p>
        </text:list-item>
        <text:list-item>
          <text:p text:style-name="P111">'short'</text:p>
        </text:list-item>
        <text:list-item>
          <text:p text:style-name="P111">'broken'</text:p>
        </text:list-item>
        <text:list-item>
          <text:p text:style-name="P111">'error'</text:p>
        </text:list-item>
      </text:list>
      <text:p text:style-name="P4"/>
      <text:h text:style-name="P122" text:outline-level="5">A port típus leíró (iftypes)</text:h>
      <text:p text:style-name="P32">A tábla a port típus objektumokat tartalmazza:</text:p>
      <text:p text:style-name="P104">iftype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57"><text:span text:style-name="T39">iftypes</text:span>_id</text:p>
          </table:table-cell>
          <table:table-cell table:style-name="Táblázat9.A1" office:value-type="string">
            <text:p text:style-name="P36"><text:span text:style-name="T3">b</text:span>igint</text:p>
          </table:table-cell>
          <table:table-cell table:style-name="Táblázat9.C1" office:value-type="string">
            <text:p text:style-name="P36">Egyedi azonosító</text:p>
          </table:table-cell>
        </table:table-row>
        <table:table-row>
          <table:table-cell table:style-name="Táblázat9.A2" office:value-type="string">
            <text:p text:style-name="P40"><text:span text:style-name="T39">iftype</text:span>_name</text:p>
          </table:table-cell>
          <table:table-cell table:style-name="Táblázat9.A2" office:value-type="string">
            <text:p text:style-name="P36"><text:span text:style-name="T3">t</text:span>ext</text:p>
          </table:table-cell>
          <table:table-cell table:style-name="Táblázat9.C2" office:value-type="string">
            <text:p text:style-name="P94">A port vagy interfész típus neve</text:p>
          </table:table-cell>
        </table:table-row>
        <table:table-row>
          <table:table-cell table:style-name="Táblázat9.A2" office:value-type="string">
            <text:p text:style-name="P46"><text:span text:style-name="T39">iftype</text:span>_note</text:p>
          </table:table-cell>
          <table:table-cell table:style-name="Táblázat9.A2" office:value-type="string">
            <text:p text:style-name="P68"><text:span text:style-name="T3">t</text:span>ext</text:p>
          </table:table-cell>
          <table:table-cell table:style-name="Táblázat9.C2" office:value-type="string">
            <text:p text:style-name="P68">Megjegyzés</text:p>
          </table:table-cell>
        </table:table-row>
        <table:table-row>
          <table:table-cell table:style-name="Táblázat9.A2" office:value-type="string">
            <text:p text:style-name="P63">iftype_iana_id</text:p>
          </table:table-cell>
          <table:table-cell table:style-name="Táblázat9.A2" office:value-type="string">
            <text:p text:style-name="P94">integer</text:p>
          </table:table-cell>
          <table:table-cell table:style-name="Táblázat9.C2" office:value-type="string">
            <text:p text:style-name="P94">Szabványos azonosító (SNMP/IANA)</text:p>
          </table:table-cell>
        </table:table-row>
        <table:table-row>
          <table:table-cell table:style-name="Táblázat9.A2" office:value-type="string">
            <text:p text:style-name="P63">iftype_link_type</text:p>
          </table:table-cell>
          <table:table-cell table:style-name="Táblázat9.A2" office:value-type="string">
            <text:p text:style-name="P94">enum(linktype)</text:p>
          </table:table-cell>
          <table:table-cell table:style-name="Táblázat9.C2" office:value-type="string">
            <text:p text:style-name="P94">A port typus kapcsolódásának a jellege</text:p>
          </table:table-cell>
        </table:table-row>
        <table:table-row>
          <table:table-cell table:style-name="Táblázat9.A2" office:value-type="string">
            <text:p text:style-name="P63">iftype_obj_type</text:p>
          </table:table-cell>
          <table:table-cell table:style-name="Táblázat9.A2" office:value-type="string">
            <text:p text:style-name="P94">enum(portobjtype)</text:p>
          </table:table-cell>
          <table:table-cell table:style-name="Táblázat9.C2" office:value-type="string">
            <text:p text:style-name="P94">A típushoz rendelhető port objektum típus</text:p>
          </table:table-cell>
        </table:table-row>
        <table:table-row>
          <table:table-cell table:style-name="Táblázat9.A2" office:value-type="string">
            <text:p text:style-name="P63">preferred</text:p>
          </table:table-cell>
          <table:table-cell table:style-name="Táblázat9.A2" office:value-type="string">
            <text:p text:style-name="P94">boolean</text:p>
          </table:table-cell>
          <table:table-cell table:style-name="Táblázat9.C2" office:value-type="string">
            <text:p text:style-name="P94">Nem egyértelműen azonosított típus esetén a preferált típus esetén igaz.</text:p>
          </table:table-cell>
        </table:table-row>
        <table:table-row>
          <table:table-cell table:style-name="Táblázat9.A2" office:value-type="string">
            <text:p text:style-name="P64">iana_id_link</text:p>
          </table:table-cell>
          <table:table-cell table:style-name="Táblázat9.A2" office:value-type="string">
            <text:p text:style-name="P95">integer</text:p>
          </table:table-cell>
          <table:table-cell table:style-name="Táblázat9.C2" office:value-type="string">
            <text:p text:style-name="P95">Elavult IANA id esetén a helyette használandó ID</text:p>
          </table:table-cell>
        </table:table-row>
        <table:table-row>
          <table:table-cell table:style-name="Táblázat9.A2" office:value-type="string">
            <text:p text:style-name="P64">if_name_prefix</text:p>
          </table:table-cell>
          <table:table-cell table:style-name="Táblázat9.A2" office:value-type="string">
            <text:p text:style-name="P95">text</text:p>
          </table:table-cell>
          <table:table-cell table:style-name="Táblázat9.C2" office:value-type="string">
            <text:p text:style-name="P95">A port név képzésénél egy opcionális előtag.</text:p>
          </table:table-cell>
        </table:table-row>
      </table:table>
      <text:p text:style-name="P9"/>
      <text:h text:style-name="Heading_20_5" text:outline-level="5">A<text:span text:style-name="T35">z interfészekhez</text:span> elemekhez tar<text:span text:style-name="T35">t</text:span>ozó egyéb (child) objektumok</text:h>
      <text:h text:style-name="Heading_20_6" text:outline-level="6">IP címek <text:span text:style-name="T26">(</text:span><text:span text:style-name="T28">ipaddresses</text:span><text:span text:style-name="T26">)</text:span></text:h>
      <text:p text:style-name="P24">Az IP címek az interface obje<text:span text:style-name="T25">k</text:span>tumokhoz <text:span text:style-name="T25">tartozó (child) objektumok</text:span>. <text:span text:style-name="T25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100"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ext:soft-page-break/>
        <table:table-row>
          <table:table-cell table:style-name="Táblázat5.A1" office:value-type="string">
            <text:p text:style-name="P43"><text:span text:style-name="T25">ipaddress</text:span>_id</text:p>
          </table:table-cell>
          <table:table-cell table:style-name="Táblázat5.A1" office:value-type="string">
            <text:p text:style-name="P88">bigint</text:p>
          </table:table-cell>
          <table:table-cell table:style-name="Táblázat5.C1" office:value-type="string">
            <text:p text:style-name="P88">Egyedi azonosító.</text:p>
          </table:table-cell>
        </table:table-row>
        <table:table-row>
          <table:table-cell table:style-name="Táblázat5.A2" office:value-type="string">
            <text:p text:style-name="P79"><text:span text:style-name="T25">ipaddress</text:span>_name</text:p>
          </table:table-cell>
          <table:table-cell table:style-name="Táblázat5.A2" office:value-type="string">
            <text:p text:style-name="P79">text</text:p>
          </table:table-cell>
          <table:table-cell table:style-name="Táblázat5.C2" office:value-type="string">
            <text:p text:style-name="P79">Megjegyzés</text:p>
          </table:table-cell>
        </table:table-row>
        <table:table-row>
          <table:table-cell table:style-name="Táblázat5.A2" office:value-type="string">
            <text:p text:style-name="P89">address</text:p>
          </table:table-cell>
          <table:table-cell table:style-name="Táblázat5.A2" office:value-type="string">
            <text:p text:style-name="P89">inet</text:p>
          </table:table-cell>
          <table:table-cell table:style-name="Táblázat5.C2" office:value-type="string">
            <text:p text:style-name="P89">IP cím</text:p>
          </table:table-cell>
        </table:table-row>
        <table:table-row>
          <table:table-cell table:style-name="Táblázat5.A2" office:value-type="string">
            <text:p text:style-name="P89">ip_address_type</text:p>
          </table:table-cell>
          <table:table-cell table:style-name="Táblázat5.A2" office:value-type="string">
            <text:p text:style-name="P90">enum<text:span text:style-name="T34">(addresstype)</text:span></text:p>
          </table:table-cell>
          <table:table-cell table:style-name="Táblázat5.C2" office:value-type="string">
            <text:p text:style-name="P89">A cím típusa.</text:p>
          </table:table-cell>
        </table:table-row>
        <table:table-row>
          <table:table-cell table:style-name="Táblázat5.A2" office:value-type="string">
            <text:p text:style-name="P89"><text:span text:style-name="T35">p</text:span>referred</text:p>
          </table:table-cell>
          <table:table-cell table:style-name="Táblázat5.A2" office:value-type="string">
            <text:p text:style-name="P89">int</text:p>
          </table:table-cell>
          <table:table-cell table:style-name="Táblázat5.C2" office:value-type="string">
            <text:p text:style-name="P89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89">subnet_id</text:p>
          </table:table-cell>
          <table:table-cell table:style-name="Táblázat5.A2" office:value-type="string">
            <text:p text:style-name="P89">bigint</text:p>
          </table:table-cell>
          <table:table-cell table:style-name="Táblázat5.C2" office:value-type="string">
            <text:p text:style-name="P89">Kulcs a subnet-re</text:p>
          </table:table-cell>
        </table:table-row>
        <table:table-row>
          <table:table-cell table:style-name="Táblázat5.A2" office:value-type="string">
            <text:p text:style-name="P89">port_id</text:p>
          </table:table-cell>
          <table:table-cell table:style-name="Táblázat5.A2" office:value-type="string">
            <text:p text:style-name="P89">bigint</text:p>
          </table:table-cell>
          <table:table-cell table:style-name="Táblázat5.C2" office:value-type="string">
            <text:p text:style-name="P89">Kulcs a (tulajdonos) interfész-re</text:p>
          </table:table-cell>
        </table:table-row>
        <table:table-row>
          <table:table-cell table:style-name="Táblázat5.A2" office:value-type="string">
            <text:p text:style-name="P89">flag</text:p>
          </table:table-cell>
          <table:table-cell table:style-name="Táblázat5.A2" office:value-type="string">
            <text:p text:style-name="P78">boolean</text:p>
          </table:table-cell>
          <table:table-cell table:style-name="Táblázat5.C2" office:value-type="string">
            <text:p text:style-name="P78">technikai okokb<text:span text:style-name="T14">ó</text:span>l felvett járulékos jelző.</text:p>
          </table:table-cell>
        </table:table-row>
      </table:table>
      <text:p text:style-name="P6">Ahol a addresstype lehetséges értékei:</text:p>
      <text:list xml:id="list676948584629323258" text:style-name="L9">
        <text:list-item>
          <text:p text:style-name="P112">'fixip'<text:tab/>Fix IP cím.</text:p>
        </text:list-item>
        <text:list-item>
          <text:p text:style-name="P112">'private'<text:tab/>Belső cím, nem rout-olt. Nem feltétlenül egyedi cím.</text:p>
        </text:list-item>
        <text:list-item>
          <text:p text:style-name="P112">'external'<text:tab/>Külső cím. A subnet_id ekkor, és csakis ekkor lehet NULL.</text:p>
        </text:list-item>
        <text:list-item>
          <text:p text:style-name="P112">'dynamic'<text:tab/>Dinamikus cím.</text:p>
        </text:list-item>
        <text:list-item>
          <text:p text:style-name="P112">'pseudo'<text:tab/>Nem valós IP cím.</text:p>
        </text:list-item>
      </text:list>
      <text:p text:style-name="P6"/>
      <text:h text:style-name="Heading_20_2" text:outline-level="2">VLAN-ok <text:span text:style-name="T16">és </text:span>szubnetek</text:h>
      <text:p text:style-name="Text_20_body"/>
      <text:h text:style-name="Heading_20_2" text:outline-level="2">Cím táblák</text:h>
      <text:p text:style-name="Text_20_body"/>
      <text:h text:style-name="Heading_20_2" text:outline-level="2">Topológiai adatok</text:h>
      <text:p text:style-name="P19">Az adatbázis több a topológiát leképező táblát tartalmaz.</text:p>
      <text:p text:style-name="P19"><text:s/>A fizikai kapcsolatokat a phs_links_table (vagy a phs_links nézet) tábla írja le. Ez a tábla csak manuálisan tölthető fel, létrehozása és karbantartása adatrögzítői feladat.</text:p>
      <text:p text:style-name="P21">Az adatbázis a fizikai linkek alapján automatikusan hozza létre a logikai kapcsolatok tábláját, ami csak az aktív eszközök logikai kapcsolatát tartalmazza.</text:p>
      <text:p text:style-name="P20">Az előzőek mellett van egy harmadik topológiát leíró tábla. A legtöbb menedzselhető hálózati elem (switch) az LLDP protokoll segítségével képes feltérképezni az (LLDP képes) aktív elemek logikai topológiáját.</text:p>
      <text:p text:style-name="P21">A topológiát leíró táblák mellett az adatbázis mi<text:span text:style-name="T22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ránya” ellenté<text:span text:style-name="T22">t</text:span>es.</text:p>
      <text:h text:style-name="Heading_20_3" text:outline-level="3">Fizikai topológia (<text:span text:style-name="T20">phs_links_table</text:span>, <text:span text:style-name="T18">ph</text:span><text:span text:style-name="T21">s</text:span><text:span text:style-name="T18">_links</text:span>)</text:h>
      <text:p text:style-name="P22">A tábla minden eleme egy-egy összeköttetést (patch kábel, fali kábel, stb.) reprezentál. Mivel a phs_links_table tábla sorai ellentétben az általa reprezentált kapcsolatokkal aszimmetrikusak, ezért <text:soft-page-break/>az adatbázis tartalmaz egy azonos szerkezetű phs_links nézet táblát, amiben minden kapcsolat kétszer szerepel, egy a valós táblával azonos, és egy fordított irányú.</text:p>
      <text:p text:style-name="P23">phs_links_table (phs_link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85">phs_link_id</text:p>
          </table:table-cell>
          <table:table-cell table:style-name="Táblázat4.A1" office:value-type="string">
            <text:p text:style-name="P85">bigint</text:p>
          </table:table-cell>
          <table:table-cell table:style-name="Táblázat4.C1" office:value-type="string">
            <text:p text:style-name="P85">Egyedi azonosító</text:p>
          </table:table-cell>
        </table:table-row>
        <table:table-row>
          <table:table-cell table:style-name="Táblázat4.A2" office:value-type="string">
            <text:p text:style-name="P85">port_id1</text:p>
          </table:table-cell>
          <table:table-cell table:style-name="Táblázat4.A2" office:value-type="string">
            <text:p text:style-name="P85">bigint</text:p>
          </table:table-cell>
          <table:table-cell table:style-name="Táblázat4.C2" office:value-type="string">
            <text:p text:style-name="P85">A patch vagy fali kábellel összekötött egyik portra mutató kulcs.</text:p>
          </table:table-cell>
        </table:table-row>
        <table:table-row>
          <table:table-cell table:style-name="Táblázat4.A2" office:value-type="string">
            <text:p text:style-name="P85">port_id2</text:p>
          </table:table-cell>
          <table:table-cell table:style-name="Táblázat4.A2" office:value-type="string">
            <text:p text:style-name="P85">bigint</text:p>
          </table:table-cell>
          <table:table-cell table:style-name="Táblázat4.C2" office:value-type="string">
            <text:p text:style-name="P85">A patch vagy fali kábellel összekötött másik portra mutató kulcs.</text:p>
          </table:table-cell>
        </table:table-row>
        <table:table-row>
          <table:table-cell table:style-name="Táblázat4.A2" office:value-type="string">
            <text:p text:style-name="P85">phs_link_type1</text:p>
          </table:table-cell>
          <table:table-cell table:style-name="Táblázat4.A2" office:value-type="string">
            <text:p text:style-name="P86">enum(<text:span text:style-name="T36">phslinktype</text:span>)</text:p>
          </table:table-cell>
          <table:table-cell table:style-name="Táblázat4.C2" office:value-type="string">
            <text:p text:style-name="P85">A csatlakozás típusa a port_id1 által azonosított porton.</text:p>
          </table:table-cell>
        </table:table-row>
        <table:table-row>
          <table:table-cell table:style-name="Táblázat4.A2" office:value-type="string">
            <text:p text:style-name="P85">phs_link_type2</text:p>
          </table:table-cell>
          <table:table-cell table:style-name="Táblázat4.A2" office:value-type="string">
            <text:p text:style-name="P86">enum(<text:span text:style-name="T36">phslinktype</text:span>)</text:p>
          </table:table-cell>
          <table:table-cell table:style-name="Táblázat4.C2" office:value-type="string">
            <text:p text:style-name="P85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85">phs_link_note</text:p>
          </table:table-cell>
          <table:table-cell table:style-name="Táblázat4.A2" office:value-type="string">
            <text:p text:style-name="P85">text</text:p>
          </table:table-cell>
          <table:table-cell table:style-name="Táblázat4.C2" office:value-type="string">
            <text:p text:style-name="P85">Megjegyzés</text:p>
          </table:table-cell>
        </table:table-row>
        <table:table-row>
          <table:table-cell table:style-name="Táblázat4.A2" office:value-type="string">
            <text:p text:style-name="P85">port_shared</text:p>
          </table:table-cell>
          <table:table-cell table:style-name="Táblázat4.A2" office:value-type="string">
            <text:p text:style-name="P85">enum(...)</text:p>
          </table:table-cell>
          <table:table-cell table:style-name="Táblázat4.C2" office:value-type="string">
            <text:p text:style-name="P85">Megosztás (l. később)</text:p>
          </table:table-cell>
        </table:table-row>
        <table:table-row>
          <table:table-cell table:style-name="Táblázat4.A2" office:value-type="string">
            <text:p text:style-name="P85">link_type</text:p>
          </table:table-cell>
          <table:table-cell table:style-name="Táblázat4.A2" office:value-type="string">
            <text:p text:style-name="P85">enum(...)</text:p>
          </table:table-cell>
          <table:table-cell table:style-name="Táblázat4.C2" office:value-type="string">
            <text:p text:style-name="P85">Kapcsolat típusa.</text:p>
          </table:table-cell>
        </table:table-row>
        <table:table-row>
          <table:table-cell table:style-name="Táblázat4.A2" office:value-type="string">
            <text:p text:style-name="P85">create_time</text:p>
          </table:table-cell>
          <table:table-cell table:style-name="Táblázat4.A2" office:value-type="string">
            <text:p text:style-name="P85">timestamp</text:p>
          </table:table-cell>
          <table:table-cell table:style-name="Táblázat4.C2" office:value-type="string">
            <text:p text:style-name="P85">A bejegyzés keletkezésének az időpontja</text:p>
          </table:table-cell>
        </table:table-row>
        <table:table-row>
          <table:table-cell table:style-name="Táblázat4.A2" office:value-type="string">
            <text:p text:style-name="P85">create_user_id</text:p>
          </table:table-cell>
          <table:table-cell table:style-name="Táblázat4.A2" office:value-type="string">
            <text:p text:style-name="P85">bigint</text:p>
          </table:table-cell>
          <table:table-cell table:style-name="Táblázat4.C2" office:value-type="string">
            <text:p text:style-name="P85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87">modify_time</text:p>
          </table:table-cell>
          <table:table-cell table:style-name="Táblázat4.A2" office:value-type="string">
            <text:p text:style-name="P87">timestamp</text:p>
          </table:table-cell>
          <table:table-cell table:style-name="Táblázat4.C2" office:value-type="string">
            <text:p text:style-name="P87">Az utolsó módosítás időpontja</text:p>
          </table:table-cell>
        </table:table-row>
        <table:table-row>
          <table:table-cell table:style-name="Táblázat4.A2" office:value-type="string">
            <text:p text:style-name="P85"><text:span text:style-name="T23">modify</text:span>_user_id</text:p>
          </table:table-cell>
          <table:table-cell table:style-name="Táblázat4.A2" office:value-type="string">
            <text:p text:style-name="P85">bigint</text:p>
          </table:table-cell>
          <table:table-cell table:style-name="Táblázat4.C2" office:value-type="string">
            <text:p text:style-name="P85">A bejegyzést <text:span text:style-name="T23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87">forward</text:p>
          </table:table-cell>
          <table:table-cell table:style-name="Táblázat4.A2" office:value-type="string">
            <text:p text:style-name="P87">boolean</text:p>
          </table:table-cell>
          <table:table-cell table:style-name="Táblázat4.C2" office:value-type="string">
            <text:p text:style-name="P87">A phs_links_table -ban mindig true, a phs_links nézetben viszont az extra sorok esetén false.</text:p>
          </table:table-cell>
        </table:table-row>
      </table:table>
      <text:p text:style-name="P28">Ahol a phslinktype lehetséges értékei:</text:p>
      <text:list xml:id="list5631651685937852224" text:style-name="L10">
        <text:list-item>
          <text:p text:style-name="P121">Front<text:tab/>Pach panel vagy fali csatlakozó előlapi cstlakozás</text:p>
        </text:list-item>
        <text:list-item>
          <text:p text:style-name="P121">Back<text:tab/>Pach panel vagy fali csatlakozó hátlapi cstlakozás</text:p>
        </text:list-item>
        <text:list-item>
          <text:p text:style-name="P121">Term<text:tab/>Hálózati végpont csatlakozás.</text:p>
        </text:list-item>
      </text:list>
      <text:p text:style-name="P29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p>
      <text:h text:style-name="P119" text:outline-level="3">Logikai topológia</text:h>
      <text:p text:style-name="P27">A fizikai topológia alapján autómatikusan az adatbázis logika hozza létre.</text:p>
      <text:h text:style-name="P119" text:outline-level="3">LLDP protokoll segítségével feltérképezett topológia (<text:span text:style-name="T20">lldp_links_table</text:span>, <text:span text:style-name="T18">lldp_links</text:span>)</text:h>
      <text:p text:style-name="P27">Menedzselhető eszközök logikai kapcsolata, amennyiben azok ismerik az LLDP protokollt, lekérdezhető. A rendszer automatikus feltérképező funkciója egy kiinduló elem megadásával végighalad a teljes (összefüggő) LLDP-vel felfedezhető gráfon, és egyrész felveszi, vagy frissíti a csomóponti eszközöket, valamint rögzíti az így előállt logokai rész topológiát az lldp_links_table táblában.</text:p>
      <text:h text:style-name="Heading_20_2" text:outline-level="2"><text:soft-page-break/>Felhasználói adatok</text:h>
      <text:h text:style-name="Heading_20_2" text:outline-level="2">Szolgáltatások, a lekérdező rendszer</text:h>
      <text:h text:style-name="Heading_20_2" text:outline-level="2">Riasztások, a riasztási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5-11-13T13:24:02.698052155</dc:date>
    <meta:editing-duration>P2DT5H2M7S</meta:editing-duration>
    <meta:editing-cycles>25</meta:editing-cycles>
    <meta:generator>LibreOffice/4.2.8.2$Linux_X86_64 LibreOffice_project/420m0$Build-2</meta:generator>
    <meta:document-statistic meta:table-count="9" meta:image-count="0" meta:object-count="0" meta:page-count="10" meta:paragraph-count="409" meta:word-count="2334" meta:character-count="17227" meta:non-whitespace-character-count="15335"/>
  </office:meta>
</office:document-meta>
</file>